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2.135cm"/>
    </style:style>
    <style:style style:name="gr2" style:family="graphic">
      <style:graphic-properties style:protect="size"/>
    </style:style>
    <style:style style:name="gr3" style:family="graphic" style:parent-style-name="standard">
      <style:graphic-properties draw:fill="solid" draw:fill-color="#77c9ff" draw:textarea-horizontal-align="justify" draw:textarea-vertical-align="middle" draw:auto-grow-height="false"/>
    </style:style>
    <style:style style:name="gr4" style:family="graphic" style:parent-style-name="standard">
      <style:graphic-properties draw:fill="solid" draw:fill-color="#ffffff" draw:textarea-horizontal-align="justify" draw:textarea-vertical-align="middle" draw:auto-grow-height="false"/>
    </style:style>
    <style:style style:name="gr5" style:family="graphic" style:parent-style-name="standard">
      <style:graphic-properties draw:fill="solid" draw:fill-color="#ffffff" draw:textarea-horizontal-align="justify" draw:textarea-vertical-align="middle" draw:auto-grow-height="false" draw:shadow-offset-x="0.203cm" draw:shadow-offset-y="0.203cm"/>
    </style:style>
    <style:style style:name="gr6" style:family="graphic" style:parent-style-name="standard">
      <style:graphic-properties draw:fill="solid" draw:fill-color="#e6e6e6" draw:textarea-horizontal-align="justify" draw:textarea-vertical-align="middle" draw:auto-grow-height="false" draw:shadow="hidden" draw:shadow-offset-x="0.203cm" draw:shadow-offset-y="0.203cm"/>
    </style:style>
    <style:style style:name="gr7" style:family="graphic" style:parent-style-name="objectwithoutfill">
      <style:graphic-properties svg:stroke-width="0.152cm" draw:marker-start-width="0.427cm" draw:marker-end="Arrow" draw:marker-end-width="0.527cm" draw:fill="none" draw:textarea-vertical-align="middle" fo:padding-top="0.2cm" fo:padding-bottom="0.2cm" fo:padding-left="0.325cm" fo:padding-right="0.325cm" draw:shadow="hidden"/>
    </style:style>
    <style:style style:name="gr8" style:family="graphic" style:parent-style-name="standard">
      <style:graphic-properties draw:fill="solid" draw:fill-color="#017bcd" draw:textarea-horizontal-align="justify" draw:textarea-vertical-align="middle" draw:auto-grow-height="false" fo:min-height="0cm" fo:min-width="0cm" fo:wrap-option="no-wrap" draw:shadow="hidden" draw:shadow-offset-x="0.203cm" draw:shadow-offset-y="0.203cm"/>
    </style:style>
    <style:style style:name="gr9" style:family="graphic" style:parent-style-name="standard">
      <style:graphic-properties draw:fill="solid" draw:fill-color="#ffffff" draw:textarea-horizontal-align="justify" draw:textarea-vertical-align="middle" draw:auto-grow-height="false" draw:shadow="hidden" draw:shadow-offset-x="0.203cm" draw:shadow-offset-y="0.203cm"/>
    </style:style>
    <style:style style:name="gr10" style:family="graphic" style:parent-style-name="objectwithoutfill">
      <style:graphic-properties svg:stroke-width="0.051cm" draw:marker-start-width="0.276cm" draw:marker-end="Arrow" draw:marker-end-width="0.376cm" draw:fill="none" draw:textarea-vertical-align="middle" fo:padding-top="0.15cm" fo:padding-bottom="0.15cm" fo:padding-left="0.275cm" fo:padding-right="0.275cm" draw:shadow="hidden"/>
    </style:style>
    <style:style style:name="gr11" style:family="graphic" style:parent-style-name="objectwithoutfill">
      <style:graphic-properties draw:marker-end="Arrow" draw:marker-end-width="0.3cm" draw:fill="none" draw:textarea-vertical-align="middle" draw:shadow="hidden"/>
    </style:style>
    <style:style style:name="gr12" style:family="graphic" style:parent-style-name="standard">
      <style:graphic-properties draw:fill="solid" draw:fill-color="#4c4c4c" draw:textarea-horizontal-align="justify" draw:textarea-vertical-align="middle" draw:auto-grow-height="false" draw:shadow="hidden"/>
    </style:style>
    <style:style style:name="gr13" style:family="graphic" style:parent-style-name="standard">
      <style:graphic-properties draw:fill="solid" draw:fill-color="#e6e6e6" draw:textarea-horizontal-align="justify" draw:textarea-vertical-align="middle" draw:auto-grow-height="false" draw:shadow-offset-x="0.203cm" draw:shadow-offset-y="0.203cm"/>
    </style:style>
    <style:style style:name="gr14" style:family="graphic" style:parent-style-name="standard">
      <style:graphic-properties draw:fill="solid" draw:fill-color="#ff6633" draw:textarea-horizontal-align="justify" draw:textarea-vertical-align="middle" draw:auto-grow-height="false" draw:shadow="hidden"/>
    </style:style>
    <style:style style:name="gr15" style:family="graphic" style:parent-style-name="standard">
      <style:graphic-properties draw:fill="solid" draw:fill-color="#ffcc99" draw:textarea-horizontal-align="justify" draw:textarea-vertical-align="middle" draw:auto-grow-height="false"/>
    </style:style>
    <style:style style:name="gr16" style:family="graphic" style:parent-style-name="standard">
      <style:graphic-properties draw:fill="solid" draw:fill-color="#ffcc99" draw:textarea-horizontal-align="justify" draw:textarea-vertical-align="middle" draw:auto-grow-height="false" draw:shadow-offset-x="0.203cm" draw:shadow-offset-y="0.203cm"/>
    </style:style>
    <style:style style:name="gr17" style:family="graphic" style:parent-style-name="standard">
      <style:graphic-properties draw:fill="solid" draw:fill-color="#ffe7ce" draw:textarea-horizontal-align="justify" draw:textarea-vertical-align="middle" draw:auto-grow-height="false" draw:shadow-offset-x="0.203cm" draw:shadow-offset-y="0.203cm"/>
    </style:style>
    <style:style style:name="gr18" style:family="graphic" style:parent-style-name="standard">
      <style:graphic-properties draw:stroke="none" svg:stroke-color="#000000" draw:fill="none" draw:fill-color="#ffffff" draw:auto-grow-height="true" draw:auto-grow-width="false" fo:max-height="0cm" fo:min-height="0cm" draw:shadow="hidden"/>
    </style:style>
    <style:style style:name="gr19" style:family="graphic" style:parent-style-name="objectwithoutfill">
      <style:graphic-properties draw:marker-end="Arrow" draw:marker-end-width="0.3cm" draw:fill="none" draw:textarea-vertical-align="middle"/>
    </style:style>
    <style:style style:name="gr20" style:family="graphic" style:parent-style-name="standard">
      <style:graphic-properties draw:stroke="none" draw:fill="hatch" draw:fill-hatch-name="Black_20_45_20_Degrees" draw:textarea-horizontal-align="justify" draw:textarea-vertical-align="middle" draw:auto-grow-height="false" draw:shadow="hidden"/>
    </style:style>
    <style:style style:name="gr21" style:family="graphic" style:parent-style-name="standard">
      <style:graphic-properties draw:stroke="none" svg:stroke-color="#000000" draw:fill="none" draw:fill-color="#ffffff" draw:auto-grow-height="true" draw:auto-grow-width="false" fo:max-height="0cm" fo:min-height="0.471cm" draw:shadow="hidden"/>
    </style:style>
    <style:style style:name="gr22" style:family="graphic" style:parent-style-name="standard">
      <style:graphic-properties draw:stroke="none" svg:stroke-color="#000000" draw:fill="none" draw:fill-color="#ffffff" draw:auto-grow-height="true" draw:auto-grow-width="false" fo:max-height="0cm" fo:min-height="0.472cm" draw:shadow="hidden"/>
    </style:style>
    <style:style style:name="gr23" style:family="graphic" style:parent-style-name="standard">
      <style:graphic-properties draw:stroke="none" svg:stroke-color="#000000" draw:fill="none" draw:fill-color="#ffffff" draw:auto-grow-height="true" draw:auto-grow-width="false" fo:max-height="0cm" fo:min-height="1.229cm" draw:shadow="hidden"/>
    </style:style>
    <style:style style:name="pr1" style:family="presentation" style:parent-style-name="Default-title">
      <style:graphic-properties fo:min-height="3.506cm"/>
    </style:style>
    <style:style style:name="pr2" style:family="presentation" style:parent-style-name="Default-notes">
      <style:graphic-properties draw:fill-color="#ffffff" draw:auto-grow-height="true" fo:min-height="12.572cm"/>
    </style:style>
    <style:style style:name="pr3" style:family="presentation" style:parent-style-name="Default-outline1">
      <style:graphic-properties fo:min-height="11.929cm"/>
    </style:style>
    <style:style style:name="pr4" style:family="presentation" style:parent-style-name="Default-notes">
      <style:graphic-properties draw:fill-color="#ffffff" fo:min-height="12.572cm"/>
    </style:style>
    <style:style style:name="pr5" style:family="presentation" style:parent-style-name="Default-title">
      <style:graphic-properties fo:min-height="2.557cm"/>
    </style:style>
    <style:style style:name="P1" style:family="paragraph">
      <style:text-properties fo:font-weight="normal" style:font-weight-asian="normal" style:font-weight-complex="normal"/>
    </style:style>
    <style:style style:name="P2" style:family="paragraph">
      <style:paragraph-properties fo:text-align="start"/>
    </style:style>
    <style:style style:name="P3" style:family="paragraph">
      <style:paragraph-properties fo:text-align="start"/>
      <style:text-properties fo:font-size="18pt"/>
    </style:style>
    <style:style style:name="P4" style:family="paragraph">
      <style:text-properties fo:font-size="20pt"/>
    </style:style>
    <style:style style:name="P5" style:family="paragraph">
      <style:text-properties fo:font-size="22pt" style:font-size-asian="22pt" style:font-size-complex="22pt"/>
    </style:style>
    <style:style style:name="P6" style:family="paragraph">
      <style:paragraph-properties fo:text-align="center"/>
    </style:style>
    <style:style style:name="P7" style:family="paragraph">
      <style:paragraph-properties fo:text-align="center"/>
      <style:text-properties fo:font-family="NanumGothicExtraBold" style:font-family-generic="swiss" style:font-pitch="variable" fo:font-size="18pt" style:font-size-asian="18pt" style:font-size-complex="18pt"/>
    </style:style>
    <style:style style:name="P8" style:family="paragraph">
      <style:paragraph-properties fo:text-align="center"/>
      <style:text-properties fo:font-family="NanumGothicExtraBold" style:font-family-generic="swiss" style:font-pitch="variable" fo:font-size="20pt" style:font-size-asian="20pt" style:font-size-complex="20pt"/>
    </style:style>
    <style:style style:name="P9" style:family="paragraph">
      <style:paragraph-properties fo:text-align="center"/>
      <style:text-properties fo:font-family="NanumGothicExtraBold" style:font-family-generic="swiss" style:font-pitch="variable" fo:font-size="16pt" style:font-size-asian="16pt" style:font-size-complex="16pt"/>
    </style:style>
    <style:style style:name="P10" style:family="paragraph">
      <style:paragraph-properties fo:text-align="center"/>
      <style:text-properties fo:font-family="NanumGothicExtraBold" style:font-family-generic="swiss" style:font-pitch="variable" fo:font-size="14pt" style:font-size-asian="14pt" style:font-size-complex="14pt"/>
    </style:style>
    <style:style style:name="P11" style:family="paragraph">
      <style:paragraph-properties fo:text-align="center"/>
      <style:text-properties fo:color="#000000" fo:font-family="NanumGothicExtraBold" style:font-family-generic="swiss" style:font-pitch="variable" fo:font-size="24pt" style:font-size-asian="24pt" style:font-size-complex="24pt"/>
    </style:style>
    <style:style style:name="P12" style:family="paragraph">
      <style:paragraph-properties fo:text-align="center"/>
      <style:text-properties fo:font-family="NanumGothicExtraBold" style:font-family-generic="swiss" style:font-pitch="variable" fo:font-size="10pt" style:font-size-asian="10pt" style:font-size-complex="10pt"/>
    </style:style>
    <style:style style:name="P13" style:family="paragraph">
      <style:text-properties fo:font-size="26pt" style:font-size-asian="26pt" style:font-size-complex="26pt"/>
    </style:style>
    <style:style style:name="P14" style:family="paragraph">
      <style:text-properties fo:color="#017bcd" fo:font-family="NanumGothicExtraBold" style:font-family-generic="swiss" style:font-pitch="variable"/>
    </style:style>
    <style:style style:name="P15" style:family="paragraph">
      <style:text-properties fo:color="#ff6633" fo:font-family="NanumGothicExtraBold" style:font-style-name="ExtraBold" style:font-family-generic="swiss" style:font-pitch="variable"/>
    </style:style>
    <style:style style:name="P16" style:family="paragraph">
      <style:text-properties fo:color="#017bcd" fo:font-family="NanumGothicExtraBold" style:font-family-generic="swiss" style:font-pitch="variable" fo:font-size="24pt" style:font-size-asian="24pt" style:font-size-complex="24pt"/>
    </style:style>
    <style:style style:name="P17" style:family="paragraph">
      <style:text-properties fo:color="#ff6633" fo:font-family="NanumGothicExtraBold" style:font-family-generic="swiss" style:font-pitch="variable" fo:font-size="24pt" style:font-size-asian="24pt" style:font-size-complex="24pt"/>
    </style:style>
    <style:style style:name="P18" style:family="paragraph">
      <style:text-properties fo:font-size="20pt" style:font-size-asian="20pt" style:font-size-complex="20pt"/>
    </style:style>
    <style:style style:name="P19" style:family="paragraph">
      <style:paragraph-properties fo:text-align="center"/>
      <style:text-properties fo:font-size="18pt"/>
    </style:style>
    <style:style style:name="P20" style:family="paragraph">
      <style:paragraph-properties fo:text-align="center"/>
      <style:text-properties fo:font-family="NanumGothicExtraBold" style:font-family-generic="swiss" style:font-pitch="variable" fo:font-size="12pt" style:font-size-asian="12pt" style:font-size-complex="12pt"/>
    </style:style>
    <style:style style:name="P21" style:family="paragraph">
      <style:paragraph-properties fo:text-align="center"/>
      <style:text-properties fo:color="#ffffff" fo:font-family="NanumGothicExtraBold" style:font-family-generic="swiss" style:font-pitch="variable" fo:font-size="18pt"/>
    </style:style>
    <style:style style:name="P22" style:family="paragraph">
      <style:text-properties fo:font-family="NanumGothicExtraBold" style:font-family-generic="swiss" style:font-pitch="variable" fo:font-size="14pt" style:font-size-asian="14pt" style:font-size-complex="14pt"/>
    </style:style>
    <style:style style:name="P23" style:family="paragraph">
      <style:text-properties fo:font-family="NanumGothicExtraBold" style:font-style-name="ExtraBold" style:font-family-generic="swiss" style:font-pitch="variable" fo:font-size="14pt" style:font-size-asian="14pt" style:font-size-complex="14pt"/>
    </style:style>
    <style:style style:name="T1" style:family="text">
      <style:text-properties fo:font-weight="normal" style:font-weight-asian="normal" style:font-weight-complex="normal"/>
    </style:style>
    <style:style style:name="T2" style:family="text">
      <style:text-properties fo:font-size="18pt"/>
    </style:style>
    <style:style style:name="T3" style:family="text">
      <style:text-properties fo:font-size="18pt" fo:font-weight="bold" style:font-weight-asian="bold" style:font-weight-complex="bold"/>
    </style:style>
    <style:style style:name="T4" style:family="text">
      <style:text-properties fo:font-size="18pt" fo:font-weight="normal" style:font-weight-asian="normal" style:font-weight-complex="normal"/>
    </style:style>
    <style:style style:name="T5" style:family="text">
      <style:text-properties fo:font-size="22pt" style:font-size-asian="22pt" style:font-size-complex="22pt"/>
    </style:style>
    <style:style style:name="T6" style:family="text">
      <style:text-properties fo:font-family="NanumGothicExtraBold" style:font-family-generic="swiss" style:font-pitch="variable" fo:font-size="18pt" style:font-size-asian="18pt" style:font-size-complex="18pt"/>
    </style:style>
    <style:style style:name="T7" style:family="text">
      <style:text-properties fo:font-family="NanumGothicExtraBold" style:font-family-generic="swiss" style:font-pitch="variable" fo:font-size="20pt" style:font-size-asian="20pt" style:font-size-complex="20pt"/>
    </style:style>
    <style:style style:name="T8" style:family="text">
      <style:text-properties fo:font-family="NanumGothicExtraBold" style:font-family-generic="swiss" style:font-pitch="variable" fo:font-size="16pt" style:font-size-asian="16pt" style:font-size-complex="16pt"/>
    </style:style>
    <style:style style:name="T9" style:family="text">
      <style:text-properties fo:font-family="NanumGothicExtraBold" style:font-family-generic="swiss" style:font-pitch="variable" fo:font-size="14pt" style:font-size-asian="14pt" style:font-size-complex="14pt"/>
    </style:style>
    <style:style style:name="T10" style:family="text">
      <style:text-properties fo:color="#000000" fo:font-family="NanumGothicExtraBold" style:font-family-generic="swiss" style:font-pitch="variable" fo:font-size="24pt" style:font-size-asian="24pt" style:font-size-complex="24pt"/>
    </style:style>
    <style:style style:name="T11" style:family="text">
      <style:text-properties fo:font-size="22pt" fo:font-weight="bold" style:font-size-asian="22pt" style:font-weight-asian="bold" style:font-size-complex="22pt" style:font-weight-complex="bold"/>
    </style:style>
    <style:style style:name="T12" style:family="text">
      <style:text-properties fo:font-size="22pt" fo:font-weight="normal" style:font-size-asian="22pt" style:font-weight-asian="normal" style:font-size-complex="22pt" style:font-weight-complex="normal"/>
    </style:style>
    <style:style style:name="T13" style:family="text">
      <style:text-properties fo:color="#ffffff" fo:font-family="NanumGothicExtraBold" style:font-family-generic="swiss" style:font-pitch="variable" fo:font-size="26pt" style:font-size-asian="26pt" style:font-size-complex="26pt"/>
    </style:style>
    <style:style style:name="T14" style:family="text">
      <style:text-properties fo:font-family="NanumGothicExtraBold" style:font-family-generic="swiss" style:font-pitch="variable" fo:font-size="12pt" style:font-size-asian="12pt" style:font-size-complex="12pt"/>
    </style:style>
    <style:style style:name="T15" style:family="text">
      <style:text-properties fo:font-family="NanumGothicExtraBold" style:font-family-generic="swiss" style:font-pitch="variable" fo:font-size="10pt" style:font-size-asian="10pt" style:font-size-complex="10pt"/>
    </style:style>
    <style:style style:name="T16" style:family="text">
      <style:text-properties fo:font-size="26pt" style:font-size-asian="26pt" style:font-size-complex="26pt"/>
    </style:style>
    <style:style style:name="T17" style:family="text">
      <style:text-properties fo:color="#017bcd" fo:font-family="NanumGothicExtraBold" style:font-family-generic="swiss" style:font-pitch="variable" fo:font-size="26pt" fo:font-weight="bold" style:font-size-asian="26pt" style:font-weight-asian="bold" style:font-size-complex="26pt" style:font-weight-complex="bold"/>
    </style:style>
    <style:style style:name="T18" style:family="text">
      <style:text-properties fo:color="#017bcd" fo:font-family="NanumGothicExtraBold" style:font-family-generic="swiss" style:font-pitch="variable"/>
    </style:style>
    <style:style style:name="T19" style:family="text">
      <style:text-properties fo:color="#ff6633" fo:font-family="NanumGothicExtraBold" style:font-style-name="ExtraBold" style:font-family-generic="swiss" style:font-pitch="variable" fo:font-size="26pt" fo:font-weight="bold" style:font-size-asian="26pt" style:font-weight-asian="bold" style:font-size-complex="26pt" style:font-weight-complex="bold"/>
    </style:style>
    <style:style style:name="T20" style:family="text">
      <style:text-properties fo:color="#017bcd" fo:font-family="NanumGothicExtraBold" style:font-family-generic="swiss" style:font-pitch="variable" fo:font-size="24pt" style:font-size-asian="24pt" style:font-size-complex="24pt"/>
    </style:style>
    <style:style style:name="T21" style:family="text">
      <style:text-properties fo:color="#ff6633" fo:font-family="NanumGothicExtraBold" style:font-family-generic="swiss" style:font-pitch="variable" fo:font-size="24pt" style:font-size-asian="24pt" style:font-size-complex="24pt"/>
    </style:style>
    <style:style style:name="T22" style:family="text">
      <style:text-properties fo:font-size="20pt" style:font-size-asian="20pt" style:font-size-complex="20pt"/>
    </style:style>
    <style:style style:name="T23" style:family="text">
      <style:text-properties fo:font-size="20pt" fo:font-weight="bold" style:font-size-asian="20pt" style:font-weight-asian="bold" style:font-size-complex="20pt" style:font-weight-complex="bold"/>
    </style:style>
    <style:style style:name="T24" style:family="text">
      <style:text-properties fo:font-size="14pt" style:font-size-asian="14pt" style:font-size-complex="14pt"/>
    </style:style>
    <style:style style:name="T25" style:family="text">
      <style:text-properties fo:color="#ffffff" fo:font-family="NanumGothicExtraBold" style:font-family-generic="swiss" style:font-pitch="variable" fo:font-size="18pt"/>
    </style:style>
    <style:style style:name="T26" style:family="text">
      <style:text-properties fo:font-family="NanumGothicExtraBold" style:font-style-name="ExtraBold" style:font-family-generic="swiss" style:font-pitch="variable"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217cm" svg:y="6.858cm" presentation:class="title" presentation:user-transformed="true">
          <draw:text-box>
            <text:p><text:span text:style-name="T1">Highly Available Container Orchestration</text:span></text:p>
          </draw:text-box>
        </draw:frame>
        <draw:frame draw:style-name="gr1" draw:text-style-name="P3" draw:layer="layout" svg:width="13.719cm" svg:height="3.095cm" svg:x="6.604cm" svg:y="11.839cm">
          <draw:text-box>
            <text:p text:style-name="P2"><text:span text:style-name="T2"/></text:p>
            <text:p text:style-name="P2"><text:span text:style-name="T3">Author:</text:span><text:span text:style-name="T2"> David Vossel &lt;</text:span><text:span text:style-name="T2"><text:a xlink:href="mailto:dvossel@redhat.com" xlink:type="simple">dvossel@redhat.com</text:a></text:span><text:span text:style-name="T2">&gt;</text:span></text:p>
            <text:p text:style-name="P2"><text:span text:style-name="T3">Date: </text:span><text:span text:style-name="T4">09/03/2014 </text:span></text:p>
            <text:p text:style-name="P2"><text:span text:style-name="T3">Version:</text:span><text:span text:style-name="T2"> 2</text:span></text:p>
          </draw:text-box>
        </draw:frame>
        <presentation:notes draw:style-name="dp2">
          <draw:page-thumbnail draw:style-name="gr2"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Overview</text:p>
          </draw:text-box>
        </draw:frame>
        <draw:frame presentation:style-name="pr3" draw:text-style-name="P5" draw:layer="layout" svg:width="26.416cm" svg:height="14.986cm" svg:x="0.762cm" svg:y="4.826cm" presentation:class="outline" presentation:user-transformed="true">
          <draw:text-box>
            <text:list text:style-name="L3">
              <text:list-item>
                <text:p><text:span text:style-name="T5">The Observation:</text:span></text:p>
                <text:list>
                  <text:list-item>
                    <text:p><text:span text:style-name="T5">Container and VM orchestration tools are becoming common place, with new projects aiming to tackle orchestration in different ways popping up all the time.</text:span></text:p>
                  </text:list-item>
                </text:list>
              </text:list-item>
              <text:list-item>
                <text:p><text:span text:style-name="T5">The Problem:</text:span></text:p>
                <text:list>
                  <text:list-item>
                    <text:p><text:span text:style-name="T5">As these orchestration tools begin to be deployed in production environments, the concept of how to make these deployments Highly Available begins to be explored.</text:span></text:p>
                  </text:list-item>
                </text:list>
              </text:list-item>
              <text:list-item>
                <text:p><text:span text:style-name="T5">The Solution:</text:span></text:p>
                <text:list>
                  <text:list-item>
                    <text:p><text:span text:style-name="T5">This presentation aims to give a high level introduction of where the Pacemaker High Availability Stack fits in with container orchestration.</text:span></text:p>
                  </text:list-item>
                </text:list>
              </text:list-item>
            </text:list>
          </draw:text-box>
        </draw:frame>
        <presentation:notes draw:style-name="dp2">
          <draw:page-thumbnail draw:style-name="gr2" draw:layer="layout" svg:width="13.968cm" svg:height="10.476cm" svg:x="3.81cm" svg:y="2.123cm" draw:page-number="2" presentation:class="page"/>
          <draw:frame presentation:style-name="pr4"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Why HA?</text:p>
          </draw:text-box>
        </draw:frame>
        <draw:frame presentation:style-name="pr3" draw:text-style-name="P5" draw:layer="layout" svg:width="26.416cm" svg:height="6.604cm" svg:x="0.762cm" svg:y="4.426cm" presentation:class="outline" presentation:user-transformed="true">
          <draw:text-box>
            <text:list text:style-name="L3">
              <text:list-item>
                <text:p><text:span text:style-name="T5">To answer this, lets take a high level look at how container orchestration is generally done.</text:span></text:p>
                <text:list>
                  <text:list-item>
                    <text:p><text:span text:style-name="T5"><text:s/></text:span><text:span text:style-name="T5">Orchestration front end executes commands on remote hosts using API supplied by backend daemons</text:span></text:p>
                  </text:list-item>
                  <text:list-item>
                    <text:p><text:span text:style-name="T5">Backend daemons expose API's for managing container images and running containers.</text:span></text:p>
                  </text:list-item>
                </text:list>
              </text:list-item>
            </text:list>
          </draw:text-box>
        </draw:frame>
        <draw:custom-shape draw:style-name="gr3" draw:text-style-name="P7" draw:layer="layout" svg:width="4.507cm" svg:height="1.375cm" svg:x="8.19cm" svg:y="14.781cm">
          <text:p text:style-name="P6"><text:span text:style-name="T6">Create 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5.123cm" svg:height="1.374cm" svg:x="13.063cm" svg:y="14.781cm">
          <text:p text:style-name="P6"><text:span text:style-name="T6">Create Conta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5.159cm" svg:height="1.374cm" svg:x="18.471cm" svg:y="14.781cm">
          <text:p text:style-name="P6"><text:span text:style-name="T6">Run Contain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15.439cm" svg:height="1.332cm" svg:x="8.19cm" svg:y="18.793cm">
          <text:p text:style-name="P6"><text:span text:style-name="T7">Stor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3.44cm" svg:height="2.309cm" svg:x="8.307cm" svg:y="10.716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0" draw:layer="layout" svg:width="2.709cm" svg:height="1.041cm" svg:x="8.629cm" svg:y="11.814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6" draw:layer="layout" svg:x1="6.604cm" svg:y1="17.018cm" svg:x2="8.19cm" svg:y2="17.898cm">
          <text:p/>
        </draw:line>
        <draw:custom-shape draw:style-name="gr8" draw:text-style-name="P11" draw:layer="layout" svg:width="7.121cm" svg:height="5.451cm" svg:x="0cm" svg:y="13.716cm">
          <text:p text:style-name="P6"><text:span text:style-name="T10">Orchestr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8" draw:layer="layout" svg:width="15.44cm" svg:height="1.373cm" svg:x="8.19cm" svg:y="17.173cm">
          <text:p text:style-name="P6"><text:span text:style-name="T7">Orchestration Backend Daem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6" draw:layer="layout" svg:x1="10.189cm" svg:y1="17.173cm" svg:x2="10.189cm" svg:y2="16.156cm">
          <text:p/>
        </draw:line>
        <draw:line draw:style-name="gr10" draw:text-style-name="P6" draw:layer="layout" svg:x1="15.501cm" svg:y1="17.174cm" svg:x2="15.501cm" svg:y2="16.157cm">
          <text:p/>
        </draw:line>
        <draw:line draw:style-name="gr10" draw:text-style-name="P6" draw:layer="layout" svg:x1="21.001cm" svg:y1="17.174cm" svg:x2="21.001cm" svg:y2="16.157cm">
          <text:p/>
        </draw:line>
        <draw:line draw:style-name="gr11" draw:text-style-name="P6" draw:layer="layout" svg:x1="20.095cm" svg:y1="14.781cm" svg:x2="9.935cm" svg:y2="13.025cm">
          <text:p/>
        </draw:line>
        <draw:line draw:style-name="gr11" draw:text-style-name="P6" draw:layer="layout" svg:x1="20.603cm" svg:y1="14.781cm" svg:x2="14.761cm" svg:y2="13.025cm">
          <text:p/>
        </draw:line>
        <draw:line draw:style-name="gr11" draw:text-style-name="P6" draw:layer="layout" svg:x1="21.111cm" svg:y1="14.781cm" svg:x2="18.571cm" svg:y2="13.025cm">
          <text:p/>
        </draw:line>
        <draw:line draw:style-name="gr11" draw:text-style-name="P6" draw:layer="layout" svg:x1="21.619cm" svg:y1="14.781cm" svg:x2="21.619cm" svg:y2="13.023cm">
          <text:p/>
        </draw:line>
        <draw:custom-shape draw:style-name="gr5" draw:text-style-name="P9" draw:layer="layout" svg:width="3.44cm" svg:height="2.309cm" svg:x="12.206cm" svg:y="10.715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0" draw:layer="layout" svg:width="2.709cm" svg:height="1.041cm" svg:x="12.528cm" svg:y="11.813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3.44cm" svg:height="2.309cm" svg:x="16.106cm" svg:y="10.715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0" draw:layer="layout" svg:width="2.709cm" svg:height="1.041cm" svg:x="16.428cm" svg:y="11.813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3.44cm" svg:height="2.309cm" svg:x="20.106cm" svg:y="10.715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0" draw:layer="layout" svg:width="2.709cm" svg:height="1.041cm" svg:x="20.428cm" svg:y="11.813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968cm" svg:height="10.476cm" svg:x="3.81cm" svg:y="2.123cm" draw:page-number="3" presentation:class="page"/>
          <draw:frame presentation:style-name="pr4"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71cm" svg:y="0.304cm" presentation:class="title" presentation:user-transformed="true">
          <draw:text-box>
            <text:p>Side Note on Orchestration...</text:p>
          </draw:text-box>
        </draw:frame>
        <draw:frame presentation:style-name="pr3" draw:text-style-name="P5" draw:layer="layout" svg:width="27.686cm" svg:height="7.366cm" svg:x="0cm" svg:y="3.556cm" presentation:class="outline" presentation:user-transformed="true">
          <draw:text-box>
            <text:list text:style-name="L3">
              <text:list-item>
                <text:p><text:span text:style-name="T5">We will not discuss orchestration specifics in this document. <text:s/>Below are the orchestration definitions as they apply to this discussion.</text:span></text:p>
                <text:p><text:span text:style-name="T11">Orchestration:</text:span><text:span text:style-name="T5"> Any method (automated or manual) by which containers are created and launched remotely.</text:span></text:p>
                <text:p><text:span text:style-name="T11">Orchestration Backend Daemons: </text:span><text:span text:style-name="T12">Any local daemons required to execute the remote actions invoked during orchestration. This can involve REST API daemons, openstack components, libvirt, and even something as simple as ssh.</text:span></text:p>
              </text:list-item>
            </text:list>
          </draw:text-box>
        </draw:frame>
        <draw:custom-shape draw:style-name="gr3" draw:text-style-name="P7" draw:layer="layout" svg:width="4.507cm" svg:height="1.375cm" svg:x="8.19cm" svg:y="14.781cm">
          <text:p text:style-name="P6"><text:span text:style-name="T6">Create 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5.123cm" svg:height="1.374cm" svg:x="13.063cm" svg:y="14.781cm">
          <text:p text:style-name="P6"><text:span text:style-name="T6">Create Conta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5.159cm" svg:height="1.374cm" svg:x="18.471cm" svg:y="14.781cm">
          <text:p text:style-name="P6"><text:span text:style-name="T6">Run Contain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15.439cm" svg:height="1.332cm" svg:x="8.19cm" svg:y="18.793cm">
          <text:p text:style-name="P6"><text:span text:style-name="T7">Stor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3.44cm" svg:height="2.309cm" svg:x="8.307cm" svg:y="10.716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0" draw:layer="layout" svg:width="2.709cm" svg:height="1.041cm" svg:x="8.629cm" svg:y="11.814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6" draw:layer="layout" svg:x1="6.604cm" svg:y1="17.018cm" svg:x2="8.19cm" svg:y2="17.898cm">
          <text:p/>
        </draw:line>
        <draw:custom-shape draw:style-name="gr8" draw:text-style-name="P11" draw:layer="layout" svg:width="7.121cm" svg:height="5.451cm" svg:x="0cm" svg:y="13.716cm">
          <text:p text:style-name="P6"><text:span text:style-name="T10">Orchestr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8" draw:layer="layout" svg:width="15.44cm" svg:height="1.373cm" svg:x="8.19cm" svg:y="17.173cm">
          <text:p text:style-name="P6"><text:span text:style-name="T7">Orchestration Backend Daem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6" draw:layer="layout" svg:x1="10.189cm" svg:y1="17.173cm" svg:x2="10.189cm" svg:y2="16.156cm">
          <text:p/>
        </draw:line>
        <draw:line draw:style-name="gr10" draw:text-style-name="P6" draw:layer="layout" svg:x1="15.501cm" svg:y1="17.174cm" svg:x2="15.501cm" svg:y2="16.157cm">
          <text:p/>
        </draw:line>
        <draw:line draw:style-name="gr10" draw:text-style-name="P6" draw:layer="layout" svg:x1="21.001cm" svg:y1="17.174cm" svg:x2="21.001cm" svg:y2="16.157cm">
          <text:p/>
        </draw:line>
        <draw:line draw:style-name="gr11" draw:text-style-name="P6" draw:layer="layout" svg:x1="20.095cm" svg:y1="14.781cm" svg:x2="9.935cm" svg:y2="13.025cm">
          <text:p/>
        </draw:line>
        <draw:line draw:style-name="gr11" draw:text-style-name="P6" draw:layer="layout" svg:x1="20.603cm" svg:y1="14.781cm" svg:x2="14.761cm" svg:y2="13.025cm">
          <text:p/>
        </draw:line>
        <draw:line draw:style-name="gr11" draw:text-style-name="P6" draw:layer="layout" svg:x1="21.111cm" svg:y1="14.781cm" svg:x2="18.571cm" svg:y2="13.025cm">
          <text:p/>
        </draw:line>
        <draw:line draw:style-name="gr11" draw:text-style-name="P6" draw:layer="layout" svg:x1="21.619cm" svg:y1="14.781cm" svg:x2="21.619cm" svg:y2="13.023cm">
          <text:p/>
        </draw:line>
        <draw:custom-shape draw:style-name="gr5" draw:text-style-name="P9" draw:layer="layout" svg:width="3.44cm" svg:height="2.309cm" svg:x="12.206cm" svg:y="10.715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0" draw:layer="layout" svg:width="2.709cm" svg:height="1.041cm" svg:x="12.528cm" svg:y="11.813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3.44cm" svg:height="2.309cm" svg:x="16.106cm" svg:y="10.715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0" draw:layer="layout" svg:width="2.709cm" svg:height="1.041cm" svg:x="16.428cm" svg:y="11.813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3.44cm" svg:height="2.309cm" svg:x="20.106cm" svg:y="10.715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0" draw:layer="layout" svg:width="2.709cm" svg:height="1.041cm" svg:x="20.428cm" svg:y="11.813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968cm" svg:height="10.476cm" svg:x="3.81cm" svg:y="2.123cm" draw:page-number="4" presentation:class="page"/>
          <draw:frame presentation:style-name="pr4"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Big picture overview</text:p>
          </draw:text-box>
        </draw:frame>
        <draw:frame presentation:style-name="pr3" draw:text-style-name="P5" draw:layer="layout" svg:width="27.94cm" svg:height="4.064cm" svg:x="0.762cm" svg:y="4.126cm" presentation:class="outline" presentation:user-transformed="true">
          <draw:text-box>
            <text:list text:style-name="L3">
              <text:list-item>
                <text:p><text:span text:style-name="T5">Without the HA stack the big picture looks like this, where remote orchestration handles container management across multiple nodes.</text:span></text:p>
              </text:list-item>
            </text:list>
          </draw:text-box>
        </draw:frame>
        <draw:custom-shape draw:style-name="gr8" draw:text-style-name="P11" xml:id="id1" draw:id="id1" draw:layer="layout" svg:width="24.602cm" svg:height="2.478cm" svg:x="1.56cm" svg:y="6.366cm">
          <text:p text:style-name="P6"><text:span text:style-name="T10">Orchestr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 draw:text-style-name="P6" draw:layer="layout" svg:width="11.684cm" svg:height="2.19cm" svg:x="1.57cm" svg:y="18.351cm">
          <text:p text:style-name="P6"><text:span text:style-name="T13">NODE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draw:layer="layout" svg:width="3.453cm" svg:height="1.346cm" svg:x="1.575cm" svg:y="11.848cm">
          <text:p text:style-name="P6"><text:span text:style-name="T9">Create 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draw:layer="layout" svg:width="3.925cm" svg:height="1.346cm" svg:x="5.234cm" svg:y="11.848cm">
          <text:p text:style-name="P6"><text:span text:style-name="T9">Create Conta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draw:layer="layout" svg:width="3.871cm" svg:height="1.346cm" svg:x="9.38cm" svg:y="11.848cm">
          <text:p text:style-name="P6"><text:span text:style-name="T9">Run Contain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11.676cm" svg:height="1.303cm" svg:x="1.575cm" svg:y="15.052cm">
          <text:p text:style-name="P6"><text:span text:style-name="T7">Stor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2.656cm" svg:height="2.259cm" svg:x="1.568cm" svg:y="9.204cm">
          <text:p text:style-name="P6"><text:span text:style-name="T8"/></text:p>
          <text:p text:style-name="P6"><text:span text:style-name="T14">Container</text:span><text:span text:style-name="T8">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2" draw:layer="layout" svg:width="2.076cm" svg:height="1.019cm" svg:x="1.835cm" svg:y="10.278cm">
          <text:p text:style-name="P6"><text:span text:style-name="T15">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7" xml:id="id2" draw:id="id2" draw:layer="layout" svg:width="11.676cm" svg:height="1.344cm" svg:x="1.575cm" svg:y="13.431cm">
          <text:p text:style-name="P6"><text:span text:style-name="T6">Orchestration Backend Daem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2.656cm" svg:height="2.259cm" svg:x="4.467cm" svg:y="9.203cm">
          <text:p text:style-name="P6"><text:span text:style-name="T8"/></text:p>
          <text:p text:style-name="P6"><text:span text:style-name="T14">Container</text:span><text:span text:style-name="T8">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2" draw:layer="layout" svg:width="2.076cm" svg:height="1.019cm" svg:x="4.934cm" svg:y="10.277cm">
          <text:p text:style-name="P6"><text:span text:style-name="T15">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2.656cm" svg:height="2.259cm" svg:x="7.567cm" svg:y="9.203cm">
          <text:p text:style-name="P6"><text:span text:style-name="T8"/></text:p>
          <text:p text:style-name="P6"><text:span text:style-name="T14">Container</text:span><text:span text:style-name="T8">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2" draw:layer="layout" svg:width="2.076cm" svg:height="1.019cm" svg:x="7.934cm" svg:y="10.277cm">
          <text:p text:style-name="P6"><text:span text:style-name="T15">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2.656cm" svg:height="2.259cm" svg:x="10.467cm" svg:y="9.203cm">
          <text:p text:style-name="P6"><text:span text:style-name="T8"/></text:p>
          <text:p text:style-name="P6"><text:span text:style-name="T14">Container</text:span><text:span text:style-name="T8">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2" draw:layer="layout" svg:width="2.076cm" svg:height="1.019cm" svg:x="10.734cm" svg:y="10.277cm">
          <text:p text:style-name="P6"><text:span text:style-name="T15">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11.676cm" svg:height="1.303cm" svg:x="1.574cm" svg:y="16.651cm">
          <text:p text:style-name="P6"><text:span text:style-name="T7">Operating Syst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draw:layer="layout" svg:width="3.453cm" svg:height="1.346cm" svg:x="15.174cm" svg:y="11.847cm">
          <text:p text:style-name="P6"><text:span text:style-name="T9">Create 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draw:layer="layout" svg:width="3.925cm" svg:height="1.346cm" svg:x="18.833cm" svg:y="11.847cm">
          <text:p text:style-name="P6"><text:span text:style-name="T9">Create Conta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draw:layer="layout" svg:width="3.871cm" svg:height="1.346cm" svg:x="22.979cm" svg:y="11.847cm">
          <text:p text:style-name="P6"><text:span text:style-name="T9">Run Contain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11.676cm" svg:height="1.303cm" svg:x="15.174cm" svg:y="15.051cm">
          <text:p text:style-name="P6"><text:span text:style-name="T7">Stor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2.656cm" svg:height="2.259cm" svg:x="15.167cm" svg:y="9.203cm">
          <text:p text:style-name="P6"><text:span text:style-name="T8"/></text:p>
          <text:p text:style-name="P6"><text:span text:style-name="T14">Container</text:span><text:span text:style-name="T8">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2" draw:layer="layout" svg:width="2.076cm" svg:height="1.019cm" svg:x="15.434cm" svg:y="10.277cm">
          <text:p text:style-name="P6"><text:span text:style-name="T15">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7" xml:id="id3" draw:id="id3" draw:layer="layout" svg:width="11.676cm" svg:height="1.344cm" svg:x="15.174cm" svg:y="13.43cm">
          <text:p text:style-name="P6"><text:span text:style-name="T6">Orchestration Backend Daem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2.656cm" svg:height="2.259cm" svg:x="18.066cm" svg:y="9.202cm">
          <text:p text:style-name="P6"><text:span text:style-name="T8"/></text:p>
          <text:p text:style-name="P6"><text:span text:style-name="T14">Container</text:span><text:span text:style-name="T8">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2" draw:layer="layout" svg:width="2.076cm" svg:height="1.019cm" svg:x="18.533cm" svg:y="10.276cm">
          <text:p text:style-name="P6"><text:span text:style-name="T15">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2.656cm" svg:height="2.259cm" svg:x="21.166cm" svg:y="9.202cm">
          <text:p text:style-name="P6"><text:span text:style-name="T8"/></text:p>
          <text:p text:style-name="P6"><text:span text:style-name="T14">Container</text:span><text:span text:style-name="T8">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2" draw:layer="layout" svg:width="2.076cm" svg:height="1.019cm" svg:x="21.533cm" svg:y="10.276cm">
          <text:p text:style-name="P6"><text:span text:style-name="T15">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2.656cm" svg:height="2.259cm" svg:x="24.066cm" svg:y="9.202cm">
          <text:p text:style-name="P6"><text:span text:style-name="T8"/></text:p>
          <text:p text:style-name="P6"><text:span text:style-name="T14">Container</text:span><text:span text:style-name="T8">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2" draw:layer="layout" svg:width="2.076cm" svg:height="1.019cm" svg:x="24.333cm" svg:y="10.276cm">
          <text:p text:style-name="P6"><text:span text:style-name="T15">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11.676cm" svg:height="1.303cm" svg:x="15.173cm" svg:y="16.65cm">
          <text:p text:style-name="P6"><text:span text:style-name="T7">Operating Syst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6" draw:layer="layout" svg:width="11.684cm" svg:height="2.19cm" svg:x="15.169cm" svg:y="18.35cm">
          <text:p text:style-name="P6"><text:span text:style-name="T13">NODE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 draw:text-style-name="P6" draw:layer="layout" svg:x1="1.56cm" svg:y1="7.605cm" svg:x2="1.575cm" svg:y2="14.103cm" draw:start-shape="id1" draw:start-glue-point="3" draw:end-shape="id2" draw:end-glue-point="3" svg:d="m1560 7605h-501v6498h516" svg:viewBox="0 0 517 6499">
          <text:p/>
        </draw:connector>
        <draw:connector draw:style-name="gr11" draw:text-style-name="P6" draw:layer="layout" svg:x1="26.162cm" svg:y1="7.605cm" svg:x2="26.85cm" svg:y2="14.102cm" draw:start-shape="id1" draw:start-glue-point="1" draw:end-shape="id3" draw:end-glue-point="1" svg:d="m26162 7605h1190v6497h-502" svg:viewBox="0 0 1191 6498">
          <text:p/>
        </draw:connector>
        <presentation:notes draw:style-name="dp2">
          <draw:page-thumbnail draw:style-name="gr2" draw:layer="layout" svg:width="13.968cm" svg:height="10.476cm" svg:x="3.81cm" svg:y="2.123cm" draw:page-number="5" presentation:class="page"/>
          <draw:frame presentation:style-name="pr4"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Problems...</text:p>
          </draw:text-box>
        </draw:frame>
        <draw:frame presentation:style-name="pr3" draw:text-style-name="P5" draw:layer="layout" svg:width="26.416cm" svg:height="8.89cm" svg:x="0.762cm" svg:y="4.826cm" presentation:class="outline" presentation:user-transformed="true">
          <draw:text-box>
            <text:list text:style-name="L3">
              <text:list-item>
                <text:p><text:span text:style-name="T5">This model lacks fault tolerance and the ability to self heal.</text:span></text:p>
                <text:list>
                  <text:list-item>
                    <text:p><text:span text:style-name="T5">No storage recovery.</text:span></text:p>
                  </text:list-item>
                  <text:list-item>
                    <text:p><text:span text:style-name="T5">Limited backend daemon recovery (systemd might auto-restart)</text:span></text:p>
                  </text:list-item>
                  <text:list-item>
                    <text:p><text:span text:style-name="T5">Limited container recovery.</text:span></text:p>
                    <text:list>
                      <text:list-item>
                        <text:p><text:span text:style-name="T5">No recovery of containers when backend daemons or lxc technology is down.</text:span></text:p>
                      </text:list-item>
                      <text:list-item>
                        <text:p><text:span text:style-name="T5">Lacks ability to monitor container applications.</text:span></text:p>
                      </text:list-item>
                    </text:list>
                  </text:list-item>
                  <text:list-item>
                    <text:p><text:span text:style-name="T5">No fencing</text:span></text:p>
                  </text:list-item>
                </text:list>
              </text:list-item>
            </text:list>
          </draw:text-box>
        </draw:frame>
        <draw:custom-shape draw:style-name="gr3" draw:text-style-name="P7" draw:layer="layout" svg:width="4.435cm" svg:height="1.236cm" svg:x="8.373cm" svg:y="16.58cm">
          <text:p text:style-name="P6"><text:span text:style-name="T6">Create 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5.041cm" svg:height="1.236cm" svg:x="13.071cm" svg:y="16.58cm">
          <text:p text:style-name="P6"><text:span text:style-name="T6">Create Conta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971cm" svg:height="1.236cm" svg:x="18.393cm" svg:y="16.58cm">
          <text:p text:style-name="P6"><text:span text:style-name="T6">Run Contain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14.991cm" svg:height="1.197cm" svg:x="8.373cm" svg:y="19.424cm">
          <text:p text:style-name="P6"><text:span text:style-name="T7">Stor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3.413cm" svg:height="2.076cm" svg:x="8.363cm" svg:y="14.35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0" draw:layer="layout" svg:width="2.667cm" svg:height="0.936cm" svg:x="8.706cm" svg:y="15.337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6" draw:layer="layout" svg:x1="7.339cm" svg:y1="18.686cm" svg:x2="8.274cm" svg:y2="18.686cm">
          <text:p/>
        </draw:line>
        <draw:custom-shape draw:style-name="gr8" draw:text-style-name="P11" draw:layer="layout" svg:width="5.941cm" svg:height="3.732cm" svg:x="1.398cm" svg:y="16.844cm">
          <text:p text:style-name="P6"><text:span text:style-name="T10">Orchestr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8" draw:layer="layout" svg:width="14.991cm" svg:height="1.235cm" svg:x="8.373cm" svg:y="18.034cm">
          <text:p text:style-name="P6"><text:span text:style-name="T7">Orchestration Backend Daem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3.413cm" svg:height="2.076cm" svg:x="12.162cm" svg:y="14.349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0" draw:layer="layout" svg:width="2.667cm" svg:height="0.936cm" svg:x="12.505cm" svg:y="15.336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3.413cm" svg:height="2.076cm" svg:x="16.062cm" svg:y="14.349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0" draw:layer="layout" svg:width="2.667cm" svg:height="0.936cm" svg:x="16.405cm" svg:y="15.336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3.413cm" svg:height="2.076cm" svg:x="19.962cm" svg:y="14.349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0" draw:layer="layout" svg:width="2.667cm" svg:height="0.936cm" svg:x="20.205cm" svg:y="15.336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968cm" svg:height="10.476cm" svg:x="3.81cm" svg:y="2.123cm" draw:page-number="6" presentation:class="page"/>
          <draw:frame presentation:style-name="pr4"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More Problems...</text:p>
          </draw:text-box>
        </draw:frame>
        <draw:frame presentation:style-name="pr3" draw:text-style-name="P5" draw:layer="layout" svg:width="26.416cm" svg:height="8.89cm" svg:x="0.762cm" svg:y="4.826cm" presentation:class="outline" presentation:user-transformed="true">
          <draw:text-box>
            <text:list text:style-name="L3">
              <text:list-item>
                <text:p><text:span text:style-name="T5">Without a cluster manager, unpredictable scenarios arise</text:span></text:p>
                <text:list>
                  <text:list-item>
                    <text:p><text:span text:style-name="T5">Backend API daemons running without container storage mounted</text:span></text:p>
                  </text:list-item>
                  <text:list-item>
                    <text:p><text:span text:style-name="T5">Orchestration backend API unavailable while containers are running. </text:span></text:p>
                  </text:list-item>
                  <text:list-item>
                    <text:p><text:span text:style-name="T5">Containers running with failed/degraded application inside.</text:span></text:p>
                  </text:list-item>
                  <text:list-item>
                    <text:p><text:span text:style-name="T5">Network communication between orchestration and remote backend API is down. Orchestration has no ability accurately determine the remote API is down without the use of fencing.</text:span></text:p>
                  </text:list-item>
                </text:list>
              </text:list-item>
            </text:list>
          </draw:text-box>
        </draw:frame>
        <draw:custom-shape draw:style-name="gr3" draw:text-style-name="P7" draw:layer="layout" svg:width="4.435cm" svg:height="1.236cm" svg:x="8.372cm" svg:y="16.579cm">
          <text:p text:style-name="P6"><text:span text:style-name="T6">Create 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5.041cm" svg:height="1.236cm" svg:x="13.07cm" svg:y="16.579cm">
          <text:p text:style-name="P6"><text:span text:style-name="T6">Create Conta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971cm" svg:height="1.236cm" svg:x="18.392cm" svg:y="16.579cm">
          <text:p text:style-name="P6"><text:span text:style-name="T6">Run Contain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14.991cm" svg:height="1.197cm" svg:x="8.372cm" svg:y="19.423cm">
          <text:p text:style-name="P6"><text:span text:style-name="T7">Stor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3.413cm" svg:height="2.076cm" svg:x="8.362cm" svg:y="14.349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0" draw:layer="layout" svg:width="2.667cm" svg:height="0.936cm" svg:x="8.705cm" svg:y="15.336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6" draw:layer="layout" svg:x1="7.338cm" svg:y1="18.685cm" svg:x2="8.273cm" svg:y2="18.685cm">
          <text:p/>
        </draw:line>
        <draw:custom-shape draw:style-name="gr8" draw:text-style-name="P11" draw:layer="layout" svg:width="5.941cm" svg:height="3.732cm" svg:x="1.397cm" svg:y="16.843cm">
          <text:p text:style-name="P6"><text:span text:style-name="T10">Orchestr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8" draw:layer="layout" svg:width="14.991cm" svg:height="1.235cm" svg:x="8.372cm" svg:y="18.033cm">
          <text:p text:style-name="P6"><text:span text:style-name="T7">Orchestration Backend Daem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3.413cm" svg:height="2.076cm" svg:x="12.161cm" svg:y="14.348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0" draw:layer="layout" svg:width="2.667cm" svg:height="0.936cm" svg:x="12.504cm" svg:y="15.335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3.413cm" svg:height="2.076cm" svg:x="16.061cm" svg:y="14.348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0" draw:layer="layout" svg:width="2.667cm" svg:height="0.936cm" svg:x="16.404cm" svg:y="15.335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3.413cm" svg:height="2.076cm" svg:x="19.961cm" svg:y="14.348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0" draw:layer="layout" svg:width="2.667cm" svg:height="0.936cm" svg:x="20.204cm" svg:y="15.335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968cm" svg:height="10.476cm" svg:x="3.81cm" svg:y="2.123cm" draw:page-number="7" presentation:class="page"/>
          <draw:frame presentation:style-name="pr4"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But my distributed container manager is different....</text:p>
          </draw:text-box>
        </draw:frame>
        <draw:frame presentation:style-name="pr3" draw:text-style-name="P5" draw:layer="layout" svg:width="26.416cm" svg:height="17.272cm" svg:x="0.762cm" svg:y="4.826cm" presentation:class="outline" presentation:user-transformed="true">
          <draw:text-box>
            <text:list text:style-name="L3">
              <text:list-item>
                <text:p><text:span text:style-name="T5">As more orchestration tools emerge the developers of these tools realize the need for fault tolerance. As a result many begin build HA looking features into the distributed system.</text:span></text:p>
              </text:list-item>
              <text:list-item>
                <text:p><text:span text:style-name="T11">Don't be fooled</text:span><text:span text:style-name="T5">. These are not HA solutions. <text:s/>HA must be a </text:span><text:span text:style-name="T11">holistic approach</text:span><text:span text:style-name="T5">. <text:s/>It is not possible to build a true HA solution without taking the entire system into account.</text:span></text:p>
              </text:list-item>
              <text:list-item>
                <text:p><text:span text:style-name="T5">There's one simple question that typically exposes a faulty HA solution immediately. </text:span><text:span text:style-name="T11">“Is the HA manager natively Highly Available itself?” </text:span><text:span text:style-name="T12">meaning is the tool being used to guarantee HA able to handle and react it's own internal faults in a predictable safe way as well as the system's the tool manages? <text:s/>The answer to this question nearly always a resounding NO. <text:s/>Why? Because true HA is very difficult.</text:span></text:p>
              </text:list-item>
            </text:list>
          </draw:text-box>
        </draw:frame>
        <presentation:notes draw:style-name="dp2">
          <draw:page-thumbnail draw:style-name="gr2" draw:layer="layout" svg:width="13.968cm" svg:height="10.476cm" svg:x="3.81cm" svg:y="2.123cm" draw:page-number="8" presentation:class="page"/>
          <draw:frame presentation:style-name="pr4"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Pacemaker to the Rescue!</text:p>
          </draw:text-box>
        </draw:frame>
        <draw:frame presentation:style-name="pr3" draw:text-style-name="P13" draw:layer="layout" svg:width="26.924cm" svg:height="6.858cm" svg:x="0.762cm" svg:y="4.826cm" presentation:class="outline" presentation:user-transformed="true">
          <draw:text-box>
            <text:list text:style-name="L3">
              <text:list-item>
                <text:p><text:span text:style-name="T16">Pacemaker does not replace orchestration.... Instead pacemaker adds resilience to whatever orchestration system is already in use.</text:span></text:p>
              </text:list-item>
            </text:list>
          </draw:text-box>
        </draw:frame>
        <draw:custom-shape draw:style-name="gr14" draw:text-style-name="P8" xml:id="id6" draw:id="id6" draw:layer="layout" svg:width="20.828cm" svg:height="1.774cm" svg:x="6.888cm" svg:y="18.874cm">
          <text:p text:style-name="P6"><text:span text:style-name="T7">Pacema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507cm" svg:height="1.201cm" svg:x="6.918cm" svg:y="12.805cm">
          <text:p text:style-name="P6"><text:span text:style-name="T6">Create 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5.123cm" svg:height="1.2cm" svg:x="11.591cm" svg:y="12.805cm">
          <text:p text:style-name="P6"><text:span text:style-name="T6">Create Conta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8" draw:layer="layout" svg:width="20.798cm" svg:height="1.163cm" svg:x="6.918cm" svg:y="17.619cm">
          <text:p text:style-name="P6"><text:span text:style-name="T7">Stor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8" xml:id="id4" draw:id="id4" draw:layer="layout" svg:width="9.622cm" svg:height="2.402cm" svg:x="6.918cm" svg:y="15.002cm">
          <text:p text:style-name="P6"><text:span text:style-name="T7">Orchestration </text:span></text:p>
          <text:p text:style-name="P6"><text:span text:style-name="T7">Backend </text:span></text:p>
          <text:p text:style-name="P6"><text:span text:style-name="T7">Daemo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6" draw:layer="layout" svg:x1="8.917cm" svg:y1="14.894cm" svg:x2="8.917cm" svg:y2="14.006cm">
          <text:p/>
        </draw:line>
        <draw:line draw:style-name="gr10" draw:text-style-name="P6" draw:layer="layout" svg:x1="14.229cm" svg:y1="14.894cm" svg:x2="14.229cm" svg:y2="14.006cm">
          <text:p/>
        </draw:line>
        <draw:custom-shape draw:style-name="gr16" draw:text-style-name="P9" draw:layer="layout" svg:width="3.439cm" svg:height="2.015cm" svg:x="16.909cm" svg:y="12.799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0" draw:layer="layout" svg:width="2.707cm" svg:height="0.908cm" svg:x="17.231cm" svg:y="13.757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3.441cm" svg:height="2.015cm" svg:x="20.602cm" svg:y="12.817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0" draw:layer="layout" svg:width="2.708cm" svg:height="0.909cm" svg:x="20.925cm" svg:y="13.775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3.439cm" svg:height="2.015cm" svg:x="16.907cm" svg:y="15.33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0" draw:layer="layout" svg:width="2.707cm" svg:height="0.909cm" svg:x="17.229cm" svg:y="16.287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3.441cm" svg:height="2.016cm" svg:x="20.6cm" svg:y="15.348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0" draw:layer="layout" svg:width="2.708cm" svg:height="0.908cm" svg:x="20.923cm" svg:y="16.307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5" draw:id="id5" draw:layer="layout" svg:width="5.807cm" svg:height="1.2cm" svg:x="0.508cm" svg:y="17.598cm">
          <text:p text:style-name="P6"><text:span text:style-name="T6">Launch Conta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 draw:text-style-name="P6" draw:layer="layout" draw:type="curve" svg:x1="6.918cm" svg:y1="16.203cm" svg:x2="3.411cm" svg:y2="17.598cm" draw:start-shape="id4" draw:start-glue-point="3" draw:end-shape="id5" draw:end-glue-point="0" svg:d="m6918 16203c-2338 0-3507 465-3507 1395" svg:viewBox="0 0 3508 1396">
          <text:p/>
        </draw:connector>
        <draw:connector draw:style-name="gr11" draw:text-style-name="P6" draw:layer="layout" draw:type="curve" svg:x1="3.411cm" svg:y1="18.798cm" svg:x2="6.888cm" svg:y2="19.761cm" draw:start-shape="id5" draw:start-glue-point="2" draw:end-shape="id6" draw:end-glue-point="3" svg:d="m3411 18798c0 642 1159 963 3477 963" svg:viewBox="0 0 3478 964">
          <text:p/>
        </draw:connector>
        <draw:custom-shape draw:style-name="gr16" draw:text-style-name="P9" draw:layer="layout" svg:width="3.441cm" svg:height="2.016cm" svg:x="24.301cm" svg:y="12.816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0" draw:layer="layout" svg:width="2.708cm" svg:height="0.909cm" svg:x="24.624cm" svg:y="13.774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3.441cm" svg:height="2.016cm" svg:x="24.299cm" svg:y="15.347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0" draw:layer="layout" svg:width="2.708cm" svg:height="0.908cm" svg:x="24.622cm" svg:y="16.306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6" draw:layer="layout" svg:x1="4.826cm" svg:y1="14.815cm" svg:x2="6.604cm" svg:y2="15.259cm">
          <text:p/>
        </draw:line>
        <draw:custom-shape draw:style-name="gr8" draw:text-style-name="P11" draw:layer="layout" svg:width="5.58cm" svg:height="3.26cm" svg:x="0.254cm" svg:y="12.443cm">
          <text:p text:style-name="P6"><text:span text:style-name="T10">Orchestr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8" draw:text-style-name="P14" draw:layer="layout" svg:width="11.176cm" svg:height="1.31cm" svg:x="6.54cm" svg:y="9.268cm">
          <draw:text-box>
            <text:p><text:span text:style-name="T17">BLUE:</text:span><text:span text:style-name="T18"> <text:s/></text:span></text:p>
          </draw:text-box>
        </draw:frame>
        <draw:frame draw:style-name="gr18" draw:text-style-name="P15" draw:layer="layout" svg:width="5.334cm" svg:height="1.31cm" svg:x="6.54cm" svg:y="10.246cm">
          <draw:text-box>
            <text:p><text:span text:style-name="T19">ORANGE:</text:span></text:p>
          </draw:text-box>
        </draw:frame>
        <draw:frame draw:style-name="gr18" draw:text-style-name="P16" draw:layer="layout" svg:width="12.7cm" svg:height="1.225cm" svg:x="11.112cm" svg:y="9.268cm">
          <draw:text-box>
            <text:p><text:span text:style-name="T20">Orchestration Actions</text:span></text:p>
          </draw:text-box>
        </draw:frame>
        <draw:frame draw:style-name="gr18" draw:text-style-name="P17" draw:layer="layout" svg:width="14.732cm" svg:height="1.225cm" svg:x="11.112cm" svg:y="10.269cm">
          <draw:text-box>
            <text:p><text:span text:style-name="T21">Pacemaker Managed Resources</text:span></text:p>
          </draw:text-box>
        </draw:frame>
        <presentation:notes draw:style-name="dp2">
          <draw:page-thumbnail draw:style-name="gr2" draw:layer="layout" svg:width="13.968cm" svg:height="10.476cm" svg:x="3.81cm" svg:y="2.123cm" draw:page-number="9" presentation:class="page"/>
          <draw:frame presentation:style-name="pr4"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Pacemaker to the Rescue!</text:p>
          </draw:text-box>
        </draw:frame>
        <draw:frame presentation:style-name="pr3" draw:text-style-name="P13" draw:layer="layout" svg:width="26.924cm" svg:height="5.842cm" svg:x="0.762cm" svg:y="3.81cm" presentation:class="outline" presentation:user-transformed="true">
          <draw:text-box>
            <text:list text:style-name="L3">
              <text:list-item>
                <text:p><text:span text:style-name="T16">The storage, orchestration daemons, containers, and container applications are all managed as resources within the pacemaker cluster.</text:span></text:p>
              </text:list-item>
              <text:list-item>
                <text:p><text:span text:style-name="T16">Pacemaker introduces fault tolerance to the existing orchestration system by monitoring and recovering each component in a consistent and predictable way.</text:span></text:p>
              </text:list-item>
              <text:list-item>
                <text:p><text:span text:style-name="T16">Pacemaker itself is also highly available, which ensures consistent and predictable behavior regardless of where a fault may occur.</text:span></text:p>
              </text:list-item>
            </text:list>
          </draw:text-box>
        </draw:frame>
        <draw:custom-shape draw:style-name="gr14" draw:text-style-name="P8" xml:id="id9" draw:id="id9" draw:layer="layout" svg:width="20.828cm" svg:height="1.774cm" svg:x="6.888cm" svg:y="18.874cm">
          <text:p text:style-name="P6"><text:span text:style-name="T7">Pacema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507cm" svg:height="1.201cm" svg:x="6.918cm" svg:y="12.805cm">
          <text:p text:style-name="P6"><text:span text:style-name="T6">Create 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5.123cm" svg:height="1.2cm" svg:x="11.591cm" svg:y="12.805cm">
          <text:p text:style-name="P6"><text:span text:style-name="T6">Create Conta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8" draw:layer="layout" svg:width="20.798cm" svg:height="1.163cm" svg:x="6.918cm" svg:y="17.619cm">
          <text:p text:style-name="P6"><text:span text:style-name="T7">Stor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8" xml:id="id7" draw:id="id7" draw:layer="layout" svg:width="9.622cm" svg:height="2.402cm" svg:x="6.918cm" svg:y="15.002cm">
          <text:p text:style-name="P6"><text:span text:style-name="T7">Orchestration </text:span></text:p>
          <text:p text:style-name="P6"><text:span text:style-name="T7">Backend </text:span></text:p>
          <text:p text:style-name="P6"><text:span text:style-name="T7">Daemo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6" draw:layer="layout" svg:x1="8.917cm" svg:y1="14.894cm" svg:x2="8.917cm" svg:y2="14.006cm">
          <text:p/>
        </draw:line>
        <draw:line draw:style-name="gr10" draw:text-style-name="P6" draw:layer="layout" svg:x1="14.229cm" svg:y1="14.894cm" svg:x2="14.229cm" svg:y2="14.006cm">
          <text:p/>
        </draw:line>
        <draw:custom-shape draw:style-name="gr16" draw:text-style-name="P9" draw:layer="layout" svg:width="3.439cm" svg:height="2.015cm" svg:x="16.909cm" svg:y="12.799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0" draw:layer="layout" svg:width="2.707cm" svg:height="0.908cm" svg:x="17.231cm" svg:y="13.757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3.441cm" svg:height="2.015cm" svg:x="20.602cm" svg:y="12.817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0" draw:layer="layout" svg:width="2.708cm" svg:height="0.909cm" svg:x="20.925cm" svg:y="13.775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3.439cm" svg:height="2.015cm" svg:x="16.907cm" svg:y="15.33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0" draw:layer="layout" svg:width="2.707cm" svg:height="0.909cm" svg:x="17.229cm" svg:y="16.287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3.441cm" svg:height="2.016cm" svg:x="20.6cm" svg:y="15.348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0" draw:layer="layout" svg:width="2.708cm" svg:height="0.908cm" svg:x="20.923cm" svg:y="16.307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8" draw:id="id8" draw:layer="layout" svg:width="5.807cm" svg:height="1.2cm" svg:x="0.508cm" svg:y="17.598cm">
          <text:p text:style-name="P6"><text:span text:style-name="T6">Launch Conta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 draw:text-style-name="P6" draw:layer="layout" draw:type="curve" svg:x1="6.918cm" svg:y1="16.203cm" svg:x2="3.411cm" svg:y2="17.598cm" draw:start-shape="id7" draw:start-glue-point="3" draw:end-shape="id8" draw:end-glue-point="0" svg:d="m6918 16203c-2338 0-3507 465-3507 1395" svg:viewBox="0 0 3508 1396">
          <text:p/>
        </draw:connector>
        <draw:connector draw:style-name="gr11" draw:text-style-name="P6" draw:layer="layout" draw:type="curve" svg:x1="3.411cm" svg:y1="18.798cm" svg:x2="6.888cm" svg:y2="19.761cm" draw:start-shape="id8" draw:start-glue-point="2" draw:end-shape="id9" draw:end-glue-point="3" svg:d="m3411 18798c0 642 1159 963 3477 963" svg:viewBox="0 0 3478 964">
          <text:p/>
        </draw:connector>
        <draw:custom-shape draw:style-name="gr16" draw:text-style-name="P9" draw:layer="layout" svg:width="3.441cm" svg:height="2.016cm" svg:x="24.301cm" svg:y="12.816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0" draw:layer="layout" svg:width="2.708cm" svg:height="0.909cm" svg:x="24.624cm" svg:y="13.774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3.441cm" svg:height="2.016cm" svg:x="24.299cm" svg:y="15.347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0" draw:layer="layout" svg:width="2.708cm" svg:height="0.908cm" svg:x="24.622cm" svg:y="16.306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6" draw:layer="layout" svg:x1="4.826cm" svg:y1="14.815cm" svg:x2="6.604cm" svg:y2="15.259cm">
          <text:p/>
        </draw:line>
        <draw:custom-shape draw:style-name="gr8" draw:text-style-name="P11" draw:layer="layout" svg:width="5.58cm" svg:height="3.26cm" svg:x="0.254cm" svg:y="12.443cm">
          <text:p text:style-name="P6"><text:span text:style-name="T10">Orchestr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8" draw:text-style-name="P14" draw:layer="layout" svg:width="11.176cm" svg:height="1.31cm" svg:x="6.54cm" svg:y="9.268cm">
          <draw:text-box>
            <text:p><text:span text:style-name="T17">BLUE:</text:span><text:span text:style-name="T18"> <text:s/></text:span></text:p>
          </draw:text-box>
        </draw:frame>
        <draw:frame draw:style-name="gr18" draw:text-style-name="P15" draw:layer="layout" svg:width="5.334cm" svg:height="1.31cm" svg:x="6.54cm" svg:y="10.246cm">
          <draw:text-box>
            <text:p><text:span text:style-name="T19">ORANGE:</text:span></text:p>
          </draw:text-box>
        </draw:frame>
        <draw:frame draw:style-name="gr18" draw:text-style-name="P16" draw:layer="layout" svg:width="12.7cm" svg:height="1.225cm" svg:x="11.112cm" svg:y="9.268cm">
          <draw:text-box>
            <text:p><text:span text:style-name="T20">Orchestration Actions</text:span></text:p>
          </draw:text-box>
        </draw:frame>
        <draw:frame draw:style-name="gr18" draw:text-style-name="P17" draw:layer="layout" svg:width="14.732cm" svg:height="1.225cm" svg:x="11.112cm" svg:y="10.269cm">
          <draw:text-box>
            <text:p><text:span text:style-name="T21">Pacemaker Managed Resources</text:span></text:p>
          </draw:text-box>
        </draw:frame>
        <presentation:notes draw:style-name="dp2">
          <draw:page-thumbnail draw:style-name="gr2" draw:layer="layout" svg:width="13.968cm" svg:height="10.476cm" svg:x="3.81cm" svg:y="2.123cm" draw:page-number="10" presentation:class="page"/>
          <draw:frame presentation:style-name="pr4"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Orchestration remains the same<text:line-break/>(almost)</text:p>
          </draw:text-box>
        </draw:frame>
        <draw:frame presentation:style-name="pr3" draw:text-style-name="P18" draw:layer="layout" svg:width="26.67cm" svg:height="7.979cm" svg:x="0.762cm" svg:y="4.226cm" presentation:class="outline" presentation:user-transformed="true">
          <draw:text-box>
            <text:list text:style-name="L3">
              <text:list-item>
                <text:p><text:span text:style-name="T22">Orchestration still performs actions using backend API with one slight difference.</text:span></text:p>
              </text:list-item>
              <text:list-item>
                <text:p><text:span text:style-name="T22">“</text:span><text:span text:style-name="T23">launch container</text:span><text:span text:style-name="T22">” action is performed through pacemaker rather than by the backend API directly.</text:span></text:p>
                <text:list>
                  <text:list-item>
                    <text:p><text:span text:style-name="T22">Pacemaker ensures storage dependencies are available before launch</text:span></text:p>
                  </text:list-item>
                  <text:list-item>
                    <text:p><text:span text:style-name="T22">Pacemaker monitors both the container and container's application for health.</text:span></text:p>
                  </text:list-item>
                  <text:list-item>
                    <text:p><text:span text:style-name="T22">Pacemaker automatically recovers and relocates failed container resources.</text:span></text:p>
                  </text:list-item>
                  <text:list-item>
                    <text:p><text:span text:style-name="T22">Pacemaker maintains control over containers even if API daemons are down.</text:span></text:p>
                  </text:list-item>
                </text:list>
              </text:list-item>
            </text:list>
          </draw:text-box>
        </draw:frame>
        <draw:custom-shape draw:style-name="gr14" draw:text-style-name="P8" xml:id="id12" draw:id="id12" draw:layer="layout" svg:width="20.828cm" svg:height="1.774cm" svg:x="6.863cm" svg:y="18.874cm">
          <text:p text:style-name="P6"><text:span text:style-name="T7">Pacema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507cm" svg:height="1.201cm" svg:x="6.893cm" svg:y="12.805cm">
          <text:p text:style-name="P6"><text:span text:style-name="T6">Create 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5.123cm" svg:height="1.2cm" svg:x="11.566cm" svg:y="12.805cm">
          <text:p text:style-name="P6"><text:span text:style-name="T6">Create Conta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8" draw:layer="layout" svg:width="20.798cm" svg:height="1.163cm" svg:x="6.893cm" svg:y="17.619cm">
          <text:p text:style-name="P6"><text:span text:style-name="T7">Stor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8" xml:id="id10" draw:id="id10" draw:layer="layout" svg:width="9.622cm" svg:height="2.402cm" svg:x="6.893cm" svg:y="15.002cm">
          <text:p text:style-name="P6"><text:span text:style-name="T7">Orchestration </text:span></text:p>
          <text:p text:style-name="P6"><text:span text:style-name="T7">Backend </text:span></text:p>
          <text:p text:style-name="P6"><text:span text:style-name="T7">Daemo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6" draw:layer="layout" svg:x1="8.892cm" svg:y1="14.894cm" svg:x2="8.892cm" svg:y2="14.006cm">
          <text:p/>
        </draw:line>
        <draw:line draw:style-name="gr10" draw:text-style-name="P6" draw:layer="layout" svg:x1="14.204cm" svg:y1="14.894cm" svg:x2="14.204cm" svg:y2="14.006cm">
          <text:p/>
        </draw:line>
        <draw:custom-shape draw:style-name="gr16" draw:text-style-name="P9" draw:layer="layout" svg:width="3.439cm" svg:height="2.015cm" svg:x="16.884cm" svg:y="12.799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0" draw:layer="layout" svg:width="2.707cm" svg:height="0.908cm" svg:x="17.206cm" svg:y="13.757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3.441cm" svg:height="2.015cm" svg:x="20.577cm" svg:y="12.817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0" draw:layer="layout" svg:width="2.708cm" svg:height="0.909cm" svg:x="20.9cm" svg:y="13.775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3.439cm" svg:height="2.015cm" svg:x="16.882cm" svg:y="15.33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0" draw:layer="layout" svg:width="2.707cm" svg:height="0.909cm" svg:x="17.204cm" svg:y="16.287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3.441cm" svg:height="2.016cm" svg:x="20.575cm" svg:y="15.348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0" draw:layer="layout" svg:width="2.708cm" svg:height="0.908cm" svg:x="20.898cm" svg:y="16.307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11" draw:id="id11" draw:layer="layout" svg:width="5.807cm" svg:height="1.2cm" svg:x="0.483cm" svg:y="17.598cm">
          <text:p text:style-name="P6"><text:span text:style-name="T6">Launch Conta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 draw:text-style-name="P6" draw:layer="layout" draw:type="curve" svg:x1="6.893cm" svg:y1="16.203cm" svg:x2="3.386cm" svg:y2="17.598cm" draw:start-shape="id10" draw:start-glue-point="3" draw:end-shape="id11" draw:end-glue-point="0" svg:d="m6893 16203c-2338 0-3507 465-3507 1395" svg:viewBox="0 0 3508 1396">
          <text:p/>
        </draw:connector>
        <draw:connector draw:style-name="gr11" draw:text-style-name="P6" draw:layer="layout" draw:type="curve" svg:x1="3.386cm" svg:y1="18.798cm" svg:x2="6.863cm" svg:y2="19.761cm" draw:start-shape="id11" draw:start-glue-point="2" draw:end-shape="id12" draw:end-glue-point="3" svg:d="m3386 18798c0 642 1159 963 3477 963" svg:viewBox="0 0 3478 964">
          <text:p/>
        </draw:connector>
        <draw:custom-shape draw:style-name="gr16" draw:text-style-name="P9" draw:layer="layout" svg:width="3.441cm" svg:height="2.016cm" svg:x="24.276cm" svg:y="12.816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0" draw:layer="layout" svg:width="2.708cm" svg:height="0.909cm" svg:x="24.599cm" svg:y="13.774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3.441cm" svg:height="2.016cm" svg:x="24.274cm" svg:y="15.347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0" draw:layer="layout" svg:width="2.708cm" svg:height="0.908cm" svg:x="24.597cm" svg:y="16.306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6" draw:layer="layout" svg:x1="4.801cm" svg:y1="14.815cm" svg:x2="6.579cm" svg:y2="15.259cm">
          <text:p/>
        </draw:line>
        <draw:custom-shape draw:style-name="gr8" draw:text-style-name="P11" draw:layer="layout" svg:width="5.58cm" svg:height="3.26cm" svg:x="0.229cm" svg:y="12.443cm">
          <text:p text:style-name="P6"><text:span text:style-name="T10">Orchestr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2" draw:layer="layout" svg:width="13.968cm" svg:height="10.476cm" svg:x="3.81cm" svg:y="2.123cm" draw:page-number="11" presentation:class="page"/>
          <draw:frame presentation:style-name="pr4"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5" draw:layer="layout" svg:width="25.199cm" svg:height="2.557cm" svg:x="1.4cm" svg:y="0.237cm" presentation:class="title" presentation:user-transformed="true">
          <draw:text-box>
            <text:p>Big Picture View: With HA</text:p>
          </draw:text-box>
        </draw:frame>
        <draw:custom-shape draw:style-name="gr8" draw:text-style-name="P11" xml:id="id18" draw:id="id18" draw:layer="layout" svg:width="24.602cm" svg:height="2.478cm" svg:x="1.524cm" svg:y="3.796cm">
          <text:p text:style-name="P6"><text:span text:style-name="T10">Orchestr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 draw:text-style-name="P19" draw:layer="layout" svg:width="10.491cm" svg:height="2.19cm" svg:x="2.748cm" svg:y="15.796cm">
          <text:p text:style-name="P6"><text:span text:style-name="T13">NODE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xml:id="id20" draw:id="id20" draw:layer="layout" svg:width="2.123cm" svg:height="1.838cm" svg:x="5.288cm" svg:y="6.544cm">
          <text:p text:style-name="P6"><text:span text:style-name="T9">Create</text:span></text:p>
          <text:p text:style-name="P6"><text:span text:style-name="T9">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8" draw:layer="layout" svg:width="10.346cm" svg:height="1.163cm" svg:x="2.748cm" svg:y="11.653cm">
          <text:p text:style-name="P6"><text:span text:style-name="T7">Stor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7" xml:id="id15" draw:id="id15" draw:layer="layout" svg:width="4.663cm" svg:height="2.456cm" svg:x="2.748cm" svg:y="9.084cm">
          <text:p text:style-name="P6"><text:span text:style-name="T6">Orchestration </text:span></text:p>
          <text:p text:style-name="P6"><text:span text:style-name="T6">Backend </text:span></text:p>
          <text:p text:style-name="P6"><text:span text:style-name="T6">Daemo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2.707cm" svg:height="2.434cm" svg:x="7.545cm" svg:y="6.583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0" draw:layer="layout" svg:width="2.455cm" svg:height="1.046cm" svg:x="7.697cm" svg:y="7.8cm">
          <text:p text:style-name="P6"><text:span text:style-name="T14">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xml:id="id19" draw:id="id19" draw:layer="layout" svg:width="2.335cm" svg:height="1.839cm" svg:x="2.794cm" svg:y="6.543cm">
          <text:p text:style-name="P6"><text:span text:style-name="T9">Create</text:span></text:p>
          <text:p text:style-name="P6"><text:span text:style-name="T9">Conta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xml:id="id13" draw:id="id13" draw:layer="layout" svg:width="2.357cm" svg:height="3.231cm" svg:x="0.208cm" svg:y="10.716cm">
          <text:p text:style-name="P6"><text:span text:style-name="T9">Launch</text:span></text:p>
          <text:p text:style-name="P6"><text:span text:style-name="T9">Conta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2.707cm" svg:height="2.434cm" svg:x="7.544cm" svg:y="9.082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0" draw:layer="layout" svg:width="2.455cm" svg:height="1.046cm" svg:x="7.696cm" svg:y="10.299cm">
          <text:p text:style-name="P6"><text:span text:style-name="T14">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2.707cm" svg:height="2.434cm" svg:x="10.344cm" svg:y="6.582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0" draw:layer="layout" svg:width="2.455cm" svg:height="1.046cm" svg:x="10.496cm" svg:y="7.799cm">
          <text:p text:style-name="P6"><text:span text:style-name="T14">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2.707cm" svg:height="2.434cm" svg:x="10.344cm" svg:y="9.082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0" draw:layer="layout" svg:width="2.455cm" svg:height="1.046cm" svg:x="10.496cm" svg:y="10.299cm">
          <text:p text:style-name="P6"><text:span text:style-name="T14">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9" draw:layer="layout" svg:width="10.491cm" svg:height="2.19cm" svg:x="14.847cm" svg:y="15.796cm">
          <text:p text:style-name="P6"><text:span text:style-name="T13">NODE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xml:id="id22" draw:id="id22" draw:layer="layout" svg:width="2.123cm" svg:height="1.838cm" svg:x="23.087cm" svg:y="6.544cm">
          <text:p text:style-name="P6"><text:span text:style-name="T9">Create</text:span></text:p>
          <text:p text:style-name="P6"><text:span text:style-name="T9">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8" draw:layer="layout" svg:width="10.346cm" svg:height="1.163cm" svg:x="14.847cm" svg:y="11.653cm">
          <text:p text:style-name="P6"><text:span text:style-name="T7">Stor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7" xml:id="id16" draw:id="id16" draw:layer="layout" svg:width="4.663cm" svg:height="2.456cm" svg:x="20.547cm" svg:y="9.084cm">
          <text:p text:style-name="P6"><text:span text:style-name="T6">Orchestration </text:span></text:p>
          <text:p text:style-name="P6"><text:span text:style-name="T6">Backend </text:span></text:p>
          <text:p text:style-name="P6"><text:span text:style-name="T6">Daemo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2.707cm" svg:height="2.434cm" svg:x="14.844cm" svg:y="6.583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0" draw:layer="layout" svg:width="2.455cm" svg:height="1.046cm" svg:x="14.996cm" svg:y="7.8cm">
          <text:p text:style-name="P6"><text:span text:style-name="T14">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xml:id="id21" draw:id="id21" draw:layer="layout" svg:width="2.335cm" svg:height="1.839cm" svg:x="20.593cm" svg:y="6.543cm">
          <text:p text:style-name="P6"><text:span text:style-name="T9">Create</text:span></text:p>
          <text:p text:style-name="P6"><text:span text:style-name="T9">Conta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xml:id="id17" draw:id="id17" draw:layer="layout" svg:width="2.357cm" svg:height="3.231cm" svg:x="25.407cm" svg:y="10.716cm">
          <text:p text:style-name="P6"><text:span text:style-name="T9">Launch</text:span></text:p>
          <text:p text:style-name="P6"><text:span text:style-name="T9">Conta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2.707cm" svg:height="2.434cm" svg:x="14.843cm" svg:y="9.082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0" draw:layer="layout" svg:width="2.455cm" svg:height="1.046cm" svg:x="14.995cm" svg:y="10.299cm">
          <text:p text:style-name="P6"><text:span text:style-name="T14">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2.707cm" svg:height="2.434cm" svg:x="17.643cm" svg:y="6.582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0" draw:layer="layout" svg:width="2.455cm" svg:height="1.046cm" svg:x="17.795cm" svg:y="7.799cm">
          <text:p text:style-name="P6"><text:span text:style-name="T14">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2.707cm" svg:height="2.434cm" svg:x="17.643cm" svg:y="9.082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0" draw:layer="layout" svg:width="2.455cm" svg:height="1.046cm" svg:x="17.795cm" svg:y="10.299cm">
          <text:p text:style-name="P6"><text:span text:style-name="T14">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xml:id="id14" draw:id="id14" draw:layer="layout" svg:width="22.498cm" svg:height="2.536cm" svg:x="2.748cm" svg:y="13.002cm">
          <text:p text:style-name="P6"><text:span text:style-name="T7">Pacema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 draw:text-style-name="P6" draw:layer="layout" draw:type="curve" svg:x1="1.386cm" svg:y1="13.947cm" svg:x2="2.748cm" svg:y2="14.27cm" draw:start-shape="id13" draw:start-glue-point="2" draw:end-shape="id14" draw:end-glue-point="3" svg:d="m1386 13947c0 216 454 323 1362 323" svg:viewBox="0 0 1363 324">
          <text:p/>
        </draw:connector>
        <draw:connector draw:style-name="gr11" draw:text-style-name="P6" draw:layer="layout" draw:type="curve" svg:x1="2.748cm" svg:y1="10.312cm" svg:x2="1.386cm" svg:y2="10.716cm" draw:start-shape="id15" draw:start-glue-point="3" draw:end-shape="id13" draw:end-glue-point="0" svg:d="m2748 10312c-908 0-1362 134-1362 404" svg:viewBox="0 0 1363 405">
          <text:p/>
        </draw:connector>
        <draw:connector draw:style-name="gr11" draw:text-style-name="P6" draw:layer="layout" draw:type="curve" svg:x1="25.21cm" svg:y1="10.312cm" svg:x2="26.585cm" svg:y2="10.716cm" draw:start-shape="id16" draw:start-glue-point="1" draw:end-shape="id17" draw:end-glue-point="0" svg:d="m25210 10312c917 0 1375 134 1375 404" svg:viewBox="0 0 1376 405">
          <text:p/>
        </draw:connector>
        <draw:connector draw:style-name="gr11" draw:text-style-name="P6" draw:layer="layout" draw:type="curve" svg:x1="26.585cm" svg:y1="13.947cm" svg:x2="25.246cm" svg:y2="14.27cm" draw:start-shape="id17" draw:start-glue-point="2" draw:end-shape="id14" draw:end-glue-point="1" svg:d="m26585 13947c0 216-446 323-1339 323" svg:viewBox="0 0 1340 324">
          <text:p/>
        </draw:connector>
        <draw:connector draw:style-name="gr11" draw:text-style-name="P6" draw:layer="layout" svg:x1="1.524cm" svg:y1="5.035cm" svg:x2="2.377cm" svg:y2="10.015cm" draw:start-shape="id18" draw:start-glue-point="3" svg:d="m1524 5035h-501v4980h1354" svg:viewBox="0 0 1355 4981">
          <text:p/>
        </draw:connector>
        <draw:connector draw:style-name="gr11" draw:text-style-name="P6" draw:layer="layout" svg:x1="26.126cm" svg:y1="5.035cm" svg:x2="25.472cm" svg:y2="9.746cm" draw:start-shape="id18" draw:start-glue-point="1" svg:d="m26126 5035h502v4711h-1156" svg:viewBox="0 0 1157 4712">
          <text:p/>
        </draw:connector>
        <draw:frame presentation:style-name="pr3" draw:text-style-name="P13" draw:layer="layout" svg:width="26.924cm" svg:height="2.286cm" svg:x="1.016cm" svg:y="2.794cm" presentation:class="outline" presentation:user-transformed="true">
          <draw:text-box>
            <text:p/>
          </draw:text-box>
        </draw:frame>
        <draw:connector draw:style-name="gr19" draw:text-style-name="P6" draw:layer="layout" draw:type="line" svg:x1="5.079cm" svg:y1="9.084cm" svg:x2="3.961cm" svg:y2="8.382cm" draw:start-shape="id15" draw:end-shape="id19" draw:end-glue-point="2" svg:d="m5079 9084-1118-702" svg:viewBox="0 0 1119 703">
          <text:p/>
        </draw:connector>
        <draw:connector draw:style-name="gr19" draw:text-style-name="P6" draw:layer="layout" draw:type="line" svg:x1="5.079cm" svg:y1="9.084cm" svg:x2="6.349cm" svg:y2="8.382cm" draw:start-shape="id15" draw:start-glue-point="0" draw:end-shape="id20" draw:end-glue-point="2" svg:d="m5079 9084 1270-702" svg:viewBox="0 0 1271 703">
          <text:p/>
        </draw:connector>
        <draw:connector draw:style-name="gr19" draw:text-style-name="P6" draw:layer="layout" draw:type="line" svg:x1="22.878cm" svg:y1="9.084cm" svg:x2="21.76cm" svg:y2="8.382cm" draw:start-shape="id16" draw:start-glue-point="0" draw:end-shape="id21" draw:end-glue-point="2" svg:d="m22878 9084-1118-702" svg:viewBox="0 0 1119 703">
          <text:p/>
        </draw:connector>
        <draw:connector draw:style-name="gr19" draw:text-style-name="P6" draw:layer="layout" draw:type="line" svg:x1="22.878cm" svg:y1="9.084cm" svg:x2="24.148cm" svg:y2="8.382cm" draw:start-shape="id16" draw:start-glue-point="0" draw:end-shape="id22" draw:end-glue-point="2" svg:d="m22878 9084 1270-702" svg:viewBox="0 0 1271 703">
          <text:p/>
        </draw:connector>
        <presentation:notes draw:style-name="dp2">
          <draw:page-thumbnail draw:style-name="gr2" draw:layer="layout" svg:width="13.968cm" svg:height="10.476cm" svg:x="3.81cm" svg:y="2.123cm" draw:page-number="12" presentation:class="page"/>
          <draw:frame presentation:style-name="pr4"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5" draw:layer="layout" svg:width="25.199cm" svg:height="2.557cm" svg:x="1.4cm" svg:y="0.237cm" presentation:class="title" presentation:user-transformed="true">
          <draw:text-box>
            <text:p>HA container Storage:</text:p>
          </draw:text-box>
        </draw:frame>
        <draw:frame presentation:style-name="pr3" draw:text-style-name="P18" draw:layer="layout" svg:width="26.67cm" svg:height="7.979cm" svg:x="0.762cm" svg:y="4.227cm" presentation:class="outline" presentation:user-transformed="true">
          <draw:text-box>
            <text:p/>
          </draw:text-box>
        </draw:frame>
        <draw:frame presentation:style-name="pr3" draw:text-style-name="P18" draw:layer="layout" svg:width="26.67cm" svg:height="11.013cm" svg:x="0.762cm" svg:y="4.227cm" presentation:class="outline" presentation:user-transformed="true">
          <draw:text-box>
            <text:list text:style-name="L3">
              <text:list-item>
                <text:p><text:span text:style-name="T22">When containers and virtual machines are involved, it is common to have these images available locally via some form of shared storage.</text:span></text:p>
              </text:list-item>
              <text:list-item>
                <text:p><text:span text:style-name="T22">Pacemaker can manage mounting shared storage through the use of the Filesystem OCF script that ships in the resource-agent's package.</text:span></text:p>
              </text:list-item>
              <text:list-item>
                <text:p><text:span text:style-name="T22">With the Filesystem resource-agent, pacemaker has the ability to both monitor the mounted filesystem is available as well is perform i/o health checks on the partition itself.</text:span></text:p>
              </text:list-item>
            </text:list>
          </draw:text-box>
        </draw:frame>
        <presentation:notes draw:style-name="dp2">
          <draw:page-thumbnail draw:style-name="gr2" draw:layer="layout" svg:width="13.968cm" svg:height="10.476cm" svg:x="3.81cm" svg:y="2.123cm" draw:page-number="13" presentation:class="page"/>
          <draw:frame presentation:style-name="pr4"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5" draw:layer="layout" svg:width="25.199cm" svg:height="2.557cm" svg:x="1.4cm" svg:y="0.237cm" presentation:class="title" presentation:user-transformed="true">
          <draw:text-box>
            <text:p>HA orchestration daemons:</text:p>
          </draw:text-box>
        </draw:frame>
        <draw:frame presentation:style-name="pr3" draw:text-style-name="P18" draw:layer="layout" svg:width="26.67cm" svg:height="7.979cm" svg:x="0.762cm" svg:y="4.227cm" presentation:class="outline" presentation:user-transformed="true">
          <draw:text-box>
            <text:p/>
          </draw:text-box>
        </draw:frame>
        <draw:frame presentation:style-name="pr3" draw:text-style-name="P18" draw:layer="layout" svg:width="26.67cm" svg:height="16.773cm" svg:x="0.762cm" svg:y="4.227cm" presentation:class="outline" presentation:user-transformed="true">
          <draw:text-box>
            <text:list text:style-name="L3">
              <text:list-item>
                <text:p><text:span text:style-name="T22">Pacemaker can already natively manage the system resources involved with container management and orchestration. </text:span></text:p>
              </text:list-item>
              <text:list-item>
                <text:p><text:span text:style-name="T22">The process is to hand over control of the daemons to Pacemaker rather than launching the daemons manually or at system initialization.</text:span></text:p>
              </text:list-item>
              <text:list-item>
                <text:p><text:span text:style-name="T22">Pacemaker supported resource standards. (Systemd, OCF, LSB, Upstart, Nagios)</text:span></text:p>
              </text:list-item>
              <text:list-item>
                <text:p><text:span text:style-name="T22">Pacemaker has the ability to understand complex resource ordering and colocation constraints. These resource constraints allow us to define resource dependencies such as (don't start this daemon until this shared storage partition is mounted).</text:span></text:p>
              </text:list-item>
              <text:list-item>
                <text:p><text:span text:style-name="T22">Resource constraints allow pacemaker to recover resources in a consistent and predictable manner after a failure. With constraints we can guarantee resources will always be stopped and started in the correct order.</text:span></text:p>
              </text:list-item>
            </text:list>
          </draw:text-box>
        </draw:frame>
        <presentation:notes draw:style-name="dp2">
          <draw:page-thumbnail draw:style-name="gr2" draw:layer="layout" svg:width="13.968cm" svg:height="10.476cm" svg:x="3.81cm" svg:y="2.123cm" draw:page-number="14" presentation:class="page"/>
          <draw:frame presentation:style-name="pr4"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5" draw:layer="layout" svg:width="25.199cm" svg:height="2.557cm" svg:x="1.4cm" svg:y="0.237cm" presentation:class="title" presentation:user-transformed="true">
          <draw:text-box>
            <text:p>HA Container Execution:</text:p>
          </draw:text-box>
        </draw:frame>
        <draw:frame presentation:style-name="pr3" draw:text-style-name="P18" draw:layer="layout" svg:width="26.67cm" svg:height="7.979cm" svg:x="0.762cm" svg:y="4.227cm" presentation:class="outline" presentation:user-transformed="true">
          <draw:text-box>
            <text:p/>
          </draw:text-box>
        </draw:frame>
        <draw:frame presentation:style-name="pr3" draw:text-style-name="P18" draw:layer="layout" svg:width="27.178cm" svg:height="16.773cm" svg:x="0.254cm" svg:y="4.227cm" presentation:class="outline" presentation:user-transformed="true">
          <draw:text-box>
            <text:list text:style-name="L3">
              <text:list-item>
                <text:p><text:span text:style-name="T22">After the container orchestration system creates a container, the orchestration must hand off the container to Pacemaker to launch and monitor.</text:span></text:p>
              </text:list-item>
              <text:list-item>
                <text:p><text:span text:style-name="T22">Pacemaker launches containers using custom OCF resource-agents scripts. <text:s/>Take for example a docker container, a 'docker' specific OCF script must be used.</text:span></text:p>
              </text:list-item>
              <text:list-item>
                <text:p><text:span text:style-name="T22">Unlike systemd unit files and traditional LSB style init scripts, OCF scripts allow parameters to be passed in to them.</text:span></text:p>
              </text:list-item>
              <text:list-item>
                <text:p><text:span text:style-name="T22">When pacemaker is told to manage resource instances using an OCF script, the resource instance along with the resource's parameters are stored in pacemaker distributed database (the CIB)</text:span></text:p>
              </text:list-item>
              <text:list-item>
                <text:p><text:span text:style-name="T22">The CIB itself is highly available ensuring that once a container is handed off to pacemaker to manage, that resource instance will remain persistent.</text:span></text:p>
              </text:list-item>
            </text:list>
          </draw:text-box>
        </draw:frame>
        <presentation:notes draw:style-name="dp2">
          <draw:page-thumbnail draw:style-name="gr2" draw:layer="layout" svg:width="13.968cm" svg:height="10.476cm" svg:x="3.81cm" svg:y="2.123cm" draw:page-number="15" presentation:class="page"/>
          <draw:frame presentation:style-name="pr4" draw:text-style-name="P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5" draw:layer="layout" svg:width="25.199cm" svg:height="3.473cm" svg:x="1.4cm" svg:y="0.179cm" presentation:class="title" presentation:user-transformed="true">
          <draw:text-box>
            <text:p>Extending HA to Container Applications</text:p>
          </draw:text-box>
        </draw:frame>
        <draw:frame presentation:style-name="pr3" draw:text-style-name="P18" draw:layer="layout" svg:width="26.67cm" svg:height="7.979cm" svg:x="0.762cm" svg:y="4.227cm" presentation:class="outline" presentation:user-transformed="true">
          <draw:text-box>
            <text:p/>
          </draw:text-box>
        </draw:frame>
        <draw:frame presentation:style-name="pr3" draw:text-style-name="P18" draw:layer="layout" svg:width="26.67cm" svg:height="16.773cm" svg:x="0.762cm" svg:y="4.227cm" presentation:class="outline" presentation:user-transformed="true">
          <draw:text-box>
            <text:p/>
          </draw:text-box>
        </draw:frame>
        <draw:frame presentation:style-name="pr3" draw:text-style-name="P18" draw:layer="layout" svg:width="27.178cm" svg:height="16.773cm" svg:x="0.254cm" svg:y="4.228cm" presentation:class="outline" presentation:user-transformed="true">
          <draw:text-box>
            <text:p/>
          </draw:text-box>
        </draw:frame>
        <draw:frame presentation:style-name="pr3" draw:text-style-name="P18" draw:layer="layout" svg:width="27.178cm" svg:height="13.352cm" svg:x="0.254cm" svg:y="4.428cm" presentation:class="outline" presentation:user-transformed="true">
          <draw:text-box>
            <text:list text:style-name="L3">
              <text:list-item>
                <text:p><text:span text:style-name="T22">One advanced feature Pacemaker offers is the ability to both manage executing containers as well as executing and monitoring the applications that run within the containers.</text:span></text:p>
              </text:list-item>
              <text:list-item>
                <text:p><text:span text:style-name="T22">This ability to manage containers' internal applications is achieved through the use of the</text:span><text:span text:style-name="T23"> pacemaker_remote</text:span><text:span text:style-name="T22"> daemon.</text:span></text:p>
                <text:list>
                  <text:list-item>
                    <text:p><text:span text:style-name="T22">pacemaker_remote runs in the container's environment and extends pacemaker's resource management from a host node into container.</text:span></text:p>
                  </text:list-item>
                  <text:list-item>
                    <text:p><text:span text:style-name="T22">This allows pacemaker to manage resources within a container just as if the container were another HA node available to the system.</text:span></text:p>
                  </text:list-item>
                </text:list>
              </text:list-item>
              <text:list-item>
                <text:p><text:span text:style-name="T22">A more in-depth overview of pacemaker_remote can be found here</text:span><text:span text:style-name="T24">. </text:span><text:span text:style-name="T24"><text:a xlink:href="http://clusterlabs.org/doc/en-US/Pacemaker/1.1-pcs/html-single/Pacemaker_Remote/index.html" xlink:type="simple">http://clusterlabs.org/doc/en-US/Pacemaker/1.1-pcs/html-single/Pacemaker_Remote/index.html</text:a></text:span><text:span text:style-name="T24"> </text:span></text:p>
              </text:list-item>
            </text:list>
          </draw:text-box>
        </draw:frame>
        <presentation:notes draw:style-name="dp2">
          <draw:page-thumbnail draw:style-name="gr2" draw:layer="layout" svg:width="13.968cm" svg:height="10.476cm" svg:x="3.81cm" svg:y="2.123cm" draw:page-number="16" presentation:class="page"/>
          <draw:frame presentation:style-name="pr4"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custom-shape draw:style-name="gr20" draw:text-style-name="P6" draw:layer="layout" svg:width="19.496cm" svg:height="0.965cm" svg:x="1.816cm" svg:y="10.061cm">
          <text:p/>
          <draw:enhanced-geometry svg:viewBox="0 0 21600 21600" draw:type="rectangle" draw:enhanced-path="M 0 0 L 21600 0 21600 21600 0 21600 0 0 Z N"/>
        </draw:custom-shape>
        <draw:custom-shape draw:style-name="gr20" draw:text-style-name="P6" draw:layer="layout" svg:width="19.496cm" svg:height="0.846cm" svg:x="1.816cm" svg:y="8.952cm">
          <text:p/>
          <draw:enhanced-geometry svg:viewBox="0 0 21600 21600" draw:type="rectangle" draw:enhanced-path="M 0 0 L 21600 0 21600 21600 0 21600 0 0 Z N"/>
        </draw:custom-shape>
        <draw:custom-shape draw:style-name="gr20" draw:text-style-name="P6" draw:layer="layout" svg:width="19.496cm" svg:height="1.68cm" svg:x="1.816cm" svg:y="7.024cm">
          <text:p/>
          <draw:enhanced-geometry svg:viewBox="0 0 21600 21600" draw:type="rectangle" draw:enhanced-path="M 0 0 L 21600 0 21600 21600 0 21600 0 0 Z N"/>
        </draw:custom-shape>
        <draw:frame presentation:style-name="pr5" draw:layer="layout" svg:width="25.199cm" svg:height="3.473cm" svg:x="1.4cm" svg:y="0.179cm" presentation:class="title" presentation:user-transformed="true">
          <draw:text-box>
            <text:p>Extending HA to Container Applications, cont....</text:p>
          </draw:text-box>
        </draw:frame>
        <draw:frame presentation:style-name="pr3" draw:text-style-name="P18" draw:layer="layout" svg:width="26.67cm" svg:height="1.361cm" svg:x="0.762cm" svg:y="4.227cm" presentation:class="outline" presentation:user-transformed="true">
          <draw:text-box>
            <text:p/>
          </draw:text-box>
        </draw:frame>
        <draw:frame presentation:style-name="pr3" draw:text-style-name="P18" draw:layer="layout" svg:width="26.67cm" svg:height="1.869cm" svg:x="0.762cm" svg:y="4.227cm" presentation:class="outline" presentation:user-transformed="true">
          <draw:text-box>
            <text:p/>
          </draw:text-box>
        </draw:frame>
        <draw:frame presentation:style-name="pr3" draw:text-style-name="P18" draw:layer="layout" svg:width="27.178cm" svg:height="16.773cm" svg:x="0.254cm" svg:y="4.228cm" presentation:class="outline" presentation:user-transformed="true">
          <draw:text-box>
            <text:p/>
          </draw:text-box>
        </draw:frame>
        <draw:frame presentation:style-name="pr3" draw:text-style-name="P18" draw:layer="layout" svg:width="27.178cm" svg:height="2.106cm" svg:x="0.254cm" svg:y="4.428cm" presentation:class="outline" presentation:user-transformed="true">
          <draw:text-box>
            <text:list text:style-name="L3">
              <text:list-item>
                <text:p><text:span text:style-name="T22">With pacemaker_remote we go from treating containers as black boxes, where the applications are hidden inside the containers invisible to the cluster manager...</text:span></text:p>
              </text:list-item>
            </text:list>
          </draw:text-box>
        </draw:frame>
        <draw:custom-shape draw:style-name="gr12" draw:text-style-name="P21" draw:layer="layout" svg:width="10.969cm" svg:height="0.985cm" svg:x="8.804cm" svg:y="10.061cm">
          <text:p text:style-name="P6"><text:span text:style-name="T25">Physical Ho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9" draw:layer="layout" svg:width="10.969cm" svg:height="0.499cm" svg:x="8.804cm" svg:y="7.998cm">
          <text:p text:style-name="P6"><text:span text:style-name="T8">Stor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10.969cm" svg:height="0.678cm" svg:x="8.804cm" svg:y="8.965cm">
          <text:p text:style-name="P6"><text:span text:style-name="T7">Pacema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5.412cm" svg:height="0.604cm" svg:x="8.779cm" svg:y="7.247cm">
          <text:p text:style-name="P6"><text:span text:style-name="T8"/></text:p>
          <text:p text:style-name="P6"><text:span text:style-name="T8">Container </text:span></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5.412cm" svg:height="0.604cm" svg:x="14.376cm" svg:y="7.247cm">
          <text:p text:style-name="P6"><text:span text:style-name="T8"/></text:p>
          <text:p text:style-name="P6"><text:span text:style-name="T8">Container</text:span></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22" draw:layer="layout" svg:width="5.118cm" svg:height="0.823cm" svg:x="5.64cm" svg:y="10.129cm">
          <draw:text-box>
            <text:p><text:span text:style-name="T9">Hardware</text:span></text:p>
          </draw:text-box>
        </draw:frame>
        <draw:frame draw:style-name="gr21" draw:text-style-name="P23" draw:layer="layout" svg:width="6.134cm" svg:height="0.823cm" svg:x="4.124cm" svg:y="8.975cm">
          <draw:text-box>
            <text:p><text:span text:style-name="T26">Cluster software</text:span></text:p>
          </draw:text-box>
        </draw:frame>
        <draw:frame draw:style-name="gr21" draw:text-style-name="P23" draw:layer="layout" svg:width="5.842cm" svg:height="0.823cm" svg:x="3.87cm" svg:y="7.37cm">
          <draw:text-box>
            <text:p><text:span text:style-name="T26">Cluster resources</text:span></text:p>
          </draw:text-box>
        </draw:frame>
        <draw:frame presentation:style-name="pr3" draw:text-style-name="P18" draw:layer="layout" svg:width="27.94cm" svg:height="4.006cm" svg:x="0.254cm" svg:y="12.428cm" presentation:class="outline" presentation:user-transformed="true">
          <draw:text-box>
            <text:list text:style-name="L3">
              <text:list-item>
                <text:p><text:span text:style-name="T22">To an environment where pacemaker is able to monitor both the containers and the applications running within the containers. </text:span></text:p>
              </text:list-item>
            </text:list>
          </draw:text-box>
        </draw:frame>
        <draw:custom-shape draw:style-name="gr20" draw:text-style-name="P6" draw:layer="layout" svg:width="19.496cm" svg:height="0.965cm" svg:x="1.816cm" svg:y="19.56cm">
          <text:p/>
          <draw:enhanced-geometry svg:viewBox="0 0 21600 21600" draw:type="rectangle" draw:enhanced-path="M 0 0 L 21600 0 21600 21600 0 21600 0 0 Z N"/>
        </draw:custom-shape>
        <draw:custom-shape draw:style-name="gr20" draw:text-style-name="P6" draw:layer="layout" svg:width="19.496cm" svg:height="0.846cm" svg:x="1.816cm" svg:y="18.451cm">
          <text:p/>
          <draw:enhanced-geometry svg:viewBox="0 0 21600 21600" draw:type="rectangle" draw:enhanced-path="M 0 0 L 21600 0 21600 21600 0 21600 0 0 Z N"/>
        </draw:custom-shape>
        <draw:custom-shape draw:style-name="gr20" draw:text-style-name="P6" draw:layer="layout" svg:width="19.496cm" svg:height="2.455cm" svg:x="1.816cm" svg:y="15.748cm">
          <text:p/>
          <draw:enhanced-geometry svg:viewBox="0 0 21600 21600" draw:mirror-horizontal="false" draw:mirror-vertical="false" draw:type="rectangle" draw:enhanced-path="M 0 0 L 21600 0 21600 21600 0 21600 0 0 Z N"/>
        </draw:custom-shape>
        <draw:custom-shape draw:style-name="gr12" draw:text-style-name="P21" draw:layer="layout" svg:width="10.969cm" svg:height="0.985cm" svg:x="8.804cm" svg:y="19.56cm">
          <text:p text:style-name="P6"><text:span text:style-name="T25">Physical Ho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9" draw:layer="layout" svg:width="10.969cm" svg:height="0.499cm" svg:x="8.804cm" svg:y="17.497cm">
          <text:p text:style-name="P6"><text:span text:style-name="T8">Stor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10.969cm" svg:height="0.678cm" svg:x="8.804cm" svg:y="18.464cm">
          <text:p text:style-name="P6"><text:span text:style-name="T7">Pacema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5.412cm" svg:height="1.348cm" svg:x="8.779cm" svg:y="16.002cm">
          <text:p text:style-name="P6"><text:span text:style-name="T8"/></text:p>
          <text:p text:style-name="P6"><text:span text:style-name="T8"/></text:p>
          <text:p text:style-name="P6"><text:span text:style-name="T8">Container </text:span></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22" draw:layer="layout" svg:width="5.118cm" svg:height="0.823cm" svg:x="5.64cm" svg:y="19.628cm">
          <draw:text-box>
            <text:p><text:span text:style-name="T9">Hardware</text:span></text:p>
          </draw:text-box>
        </draw:frame>
        <draw:frame draw:style-name="gr21" draw:text-style-name="P23" draw:layer="layout" svg:width="6.134cm" svg:height="0.823cm" svg:x="4.124cm" svg:y="18.474cm">
          <draw:text-box>
            <text:p><text:span text:style-name="T26">Cluster software</text:span></text:p>
          </draw:text-box>
        </draw:frame>
        <draw:frame draw:style-name="gr21" draw:text-style-name="P23" draw:layer="layout" svg:width="5.842cm" svg:height="0.823cm" svg:x="3.87cm" svg:y="16.369cm">
          <draw:text-box>
            <text:p><text:span text:style-name="T26">Cluster resources</text:span></text:p>
          </draw:text-box>
        </draw:frame>
        <draw:custom-shape draw:style-name="gr20" draw:text-style-name="P6" draw:layer="layout" svg:width="19.496cm" svg:height="1.261cm" svg:x="1.816cm" svg:y="14.313cm">
          <text:p/>
          <draw:enhanced-geometry svg:viewBox="0 0 21600 21600" draw:type="rectangle" draw:enhanced-path="M 0 0 L 21600 0 21600 21600 0 21600 0 0 Z N"/>
        </draw:custom-shape>
        <draw:custom-shape draw:style-name="gr16" draw:text-style-name="P9" draw:layer="layout" svg:width="5.412cm" svg:height="0.955cm" svg:x="8.779cm" svg:y="14.494cm">
          <text:p text:style-name="P6"><text:span text:style-name="T8"/></text:p>
          <text:p text:style-name="P6"><text:span text:style-name="T8">Apache</text:span></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5.412cm" svg:height="0.955cm" svg:x="14.376cm" svg:y="14.494cm">
          <text:p text:style-name="P6"><text:span text:style-name="T8"/></text:p>
          <text:p text:style-name="P6"><text:span text:style-name="T8">MariaDB</text:span></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22" draw:layer="layout" svg:width="5.888cm" svg:height="0.823cm" svg:x="2.616cm" svg:y="14.581cm">
          <draw:text-box>
            <text:p><text:span text:style-name="T9">Container Applications</text:span></text:p>
          </draw:text-box>
        </draw:frame>
        <draw:custom-shape draw:style-name="gr14" draw:text-style-name="P10" draw:layer="layout" svg:width="5.412cm" svg:height="0.639cm" svg:x="8.779cm" svg:y="16.002cm">
          <text:p text:style-name="P6"><text:span text:style-name="T9">Pacemaker remo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5.412cm" svg:height="1.348cm" svg:x="14.378cm" svg:y="16cm">
          <text:p text:style-name="P6"><text:span text:style-name="T8"/></text:p>
          <text:p text:style-name="P6"><text:span text:style-name="T8"/></text:p>
          <text:p text:style-name="P6"><text:span text:style-name="T8">Container </text:span></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0" draw:layer="layout" svg:width="5.412cm" svg:height="0.639cm" svg:x="14.378cm" svg:y="16cm">
          <text:p text:style-name="P6"><text:span text:style-name="T9">Pacemaker remo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968cm" svg:height="10.476cm" svg:x="3.81cm" svg:y="2.123cm" draw:page-number="17" presentation:class="page"/>
          <draw:frame presentation:style-name="pr4"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5" draw:layer="layout" svg:width="25.199cm" svg:height="3.473cm" svg:x="1.4cm" svg:y="0.179cm" presentation:class="title" presentation:user-transformed="true">
          <draw:text-box>
            <text:p>Extending HA to Container Applications, cont....</text:p>
          </draw:text-box>
        </draw:frame>
        <draw:frame presentation:style-name="pr3" draw:text-style-name="P18" draw:layer="layout" svg:width="26.67cm" svg:height="1.361cm" svg:x="0.762cm" svg:y="4.227cm" presentation:class="outline" presentation:user-transformed="true">
          <draw:text-box>
            <text:p/>
          </draw:text-box>
        </draw:frame>
        <draw:frame presentation:style-name="pr3" draw:text-style-name="P18" draw:layer="layout" svg:width="26.67cm" svg:height="1.869cm" svg:x="0.762cm" svg:y="4.227cm" presentation:class="outline" presentation:user-transformed="true">
          <draw:text-box>
            <text:p/>
          </draw:text-box>
        </draw:frame>
        <draw:frame presentation:style-name="pr3" draw:text-style-name="P18" draw:layer="layout" svg:width="27.178cm" svg:height="16.773cm" svg:x="0.254cm" svg:y="4.228cm" presentation:class="outline" presentation:user-transformed="true">
          <draw:text-box>
            <text:p/>
          </draw:text-box>
        </draw:frame>
        <draw:frame presentation:style-name="pr3" draw:text-style-name="P18" draw:layer="layout" svg:width="27.492cm" svg:height="6.858cm" svg:x="0.508cm" svg:y="4.064cm" presentation:class="outline" presentation:user-transformed="true">
          <draw:text-box>
            <text:list text:style-name="L3">
              <text:list-item>
                <text:p><text:span text:style-name="T22">By making the pacemaker_remote daemon the entry point for a container, and having pacemaker manage launching container applications through pacemaker_remote, multiple applications can be monitored in a single container as well as enforcing complex resource dependencies within a container.</text:span></text:p>
              </text:list-item>
              <text:list-item>
                <text:p><text:span text:style-name="T22">The figure below shows a container running pacemaker_remote launching multiple resource instances within each container. Start order and recovery strategies can be expressed for the resource instances running within the container just as if they were running on a physical cluster node.</text:span></text:p>
              </text:list-item>
            </text:list>
          </draw:text-box>
        </draw:frame>
        <draw:custom-shape draw:style-name="gr20" draw:text-style-name="P6" draw:layer="layout" svg:width="19.496cm" svg:height="0.965cm" svg:x="1.816cm" svg:y="18.96cm">
          <text:p/>
          <draw:enhanced-geometry svg:viewBox="0 0 21600 21600" draw:type="rectangle" draw:enhanced-path="M 0 0 L 21600 0 21600 21600 0 21600 0 0 Z N"/>
        </draw:custom-shape>
        <draw:custom-shape draw:style-name="gr20" draw:text-style-name="P6" draw:layer="layout" svg:width="19.496cm" svg:height="0.846cm" svg:x="1.816cm" svg:y="17.851cm">
          <text:p/>
          <draw:enhanced-geometry svg:viewBox="0 0 21600 21600" draw:type="rectangle" draw:enhanced-path="M 0 0 L 21600 0 21600 21600 0 21600 0 0 Z N"/>
        </draw:custom-shape>
        <draw:custom-shape draw:style-name="gr20" draw:text-style-name="P6" draw:layer="layout" svg:width="19.496cm" svg:height="2.455cm" svg:x="1.816cm" svg:y="15.148cm">
          <text:p/>
          <draw:enhanced-geometry svg:viewBox="0 0 21600 21600" draw:mirror-horizontal="false" draw:mirror-vertical="false" draw:type="rectangle" draw:enhanced-path="M 0 0 L 21600 0 21600 21600 0 21600 0 0 Z N"/>
        </draw:custom-shape>
        <draw:custom-shape draw:style-name="gr12" draw:text-style-name="P21" draw:layer="layout" svg:width="10.969cm" svg:height="0.985cm" svg:x="8.804cm" svg:y="18.96cm">
          <text:p text:style-name="P6"><text:span text:style-name="T25">Physical Ho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9" draw:layer="layout" svg:width="10.969cm" svg:height="0.499cm" svg:x="8.804cm" svg:y="16.897cm">
          <text:p text:style-name="P6"><text:span text:style-name="T8">Stor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10.969cm" svg:height="0.678cm" svg:x="8.804cm" svg:y="17.864cm">
          <text:p text:style-name="P6"><text:span text:style-name="T7">Pacema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5.412cm" svg:height="1.348cm" svg:x="8.779cm" svg:y="15.402cm">
          <text:p text:style-name="P6"><text:span text:style-name="T8"/></text:p>
          <text:p text:style-name="P6"><text:span text:style-name="T8"/></text:p>
          <text:p text:style-name="P6"><text:span text:style-name="T8">Container </text:span></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22" draw:layer="layout" svg:width="5.118cm" svg:height="0.823cm" svg:x="5.64cm" svg:y="19.028cm">
          <draw:text-box>
            <text:p><text:span text:style-name="T9">Hardware</text:span></text:p>
          </draw:text-box>
        </draw:frame>
        <draw:frame draw:style-name="gr21" draw:text-style-name="P23" draw:layer="layout" svg:width="6.134cm" svg:height="0.823cm" svg:x="4.124cm" svg:y="17.874cm">
          <draw:text-box>
            <text:p><text:span text:style-name="T26">Cluster software</text:span></text:p>
          </draw:text-box>
        </draw:frame>
        <draw:frame draw:style-name="gr21" draw:text-style-name="P23" draw:layer="layout" svg:width="5.842cm" svg:height="0.823cm" svg:x="3.87cm" svg:y="15.769cm">
          <draw:text-box>
            <text:p><text:span text:style-name="T26">Cluster resources</text:span></text:p>
          </draw:text-box>
        </draw:frame>
        <draw:custom-shape draw:style-name="gr20" draw:text-style-name="P6" draw:layer="layout" svg:width="19.496cm" svg:height="3.028cm" svg:x="1.816cm" svg:y="11.946cm">
          <text:p/>
          <draw:enhanced-geometry svg:viewBox="0 0 21600 21600" draw:mirror-horizontal="false" draw:mirror-vertical="false" draw:type="rectangle" draw:enhanced-path="M 0 0 L 21600 0 21600 21600 0 21600 0 0 Z N"/>
        </draw:custom-shape>
        <draw:custom-shape draw:style-name="gr16" draw:text-style-name="P9" draw:layer="layout" svg:width="5.412cm" svg:height="0.762cm" svg:x="8.812cm" svg:y="13.978cm">
          <text:p text:style-name="P6"><text:span text:style-name="T8"/></text:p>
          <text:p text:style-name="P6"><text:span text:style-name="T8">MariaDB</text:span></text:p>
          <text:p text:style-name="P6"><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22" draw:layer="layout" svg:width="5.888cm" svg:height="1.479cm" svg:x="2.616cm" svg:y="13.081cm">
          <draw:text-box>
            <text:p><text:span text:style-name="T9">Container Applications</text:span></text:p>
          </draw:text-box>
        </draw:frame>
        <draw:custom-shape draw:style-name="gr14" draw:text-style-name="P10" draw:layer="layout" svg:width="5.412cm" svg:height="0.639cm" svg:x="8.779cm" svg:y="15.402cm">
          <text:p text:style-name="P6"><text:span text:style-name="T9">Pacemaker remo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5.412cm" svg:height="1.348cm" svg:x="14.378cm" svg:y="15.4cm">
          <text:p text:style-name="P6"><text:span text:style-name="T8"/></text:p>
          <text:p text:style-name="P6"><text:span text:style-name="T8"/></text:p>
          <text:p text:style-name="P6"><text:span text:style-name="T8">Container </text:span></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0" draw:layer="layout" svg:width="5.412cm" svg:height="0.639cm" svg:x="14.378cm" svg:y="15.4cm">
          <text:p text:style-name="P6"><text:span text:style-name="T9">Pacemaker remo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5.412cm" svg:height="0.762cm" svg:x="8.811cm" svg:y="13.077cm">
          <text:p text:style-name="P6"><text:span text:style-name="T8"/></text:p>
          <text:p text:style-name="P6"><text:span text:style-name="T8">Apache</text:span></text:p>
          <text:p text:style-name="P6"><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5.412cm" svg:height="0.762cm" svg:x="8.81cm" svg:y="12.176cm">
          <text:p text:style-name="P6"><text:span text:style-name="T8"/></text:p>
          <text:p text:style-name="P6"><text:span text:style-name="T8">Floating IP</text:span></text:p>
          <text:p text:style-name="P6"><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5.412cm" svg:height="0.762cm" svg:x="14.411cm" svg:y="13.977cm">
          <text:p text:style-name="P6"><text:span text:style-name="T8"/></text:p>
          <text:p text:style-name="P6"><text:span text:style-name="T8">MariaDB</text:span></text:p>
          <text:p text:style-name="P6"><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5.412cm" svg:height="0.762cm" svg:x="14.41cm" svg:y="13.076cm">
          <text:p text:style-name="P6"><text:span text:style-name="T8"/></text:p>
          <text:p text:style-name="P6"><text:span text:style-name="T8">Apache</text:span></text:p>
          <text:p text:style-name="P6"><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5.412cm" svg:height="0.762cm" svg:x="14.409cm" svg:y="12.175cm">
          <text:p text:style-name="P6"><text:span text:style-name="T8"/></text:p>
          <text:p text:style-name="P6"><text:span text:style-name="T8">Floating IP</text:span></text:p>
          <text:p text:style-name="P6"><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968cm" svg:height="10.476cm" svg:x="3.81cm" svg:y="2.123cm" draw:page-number="18" presentation:class="page"/>
          <draw:frame presentation:style-name="pr4"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5" draw:layer="layout" svg:width="25.199cm" svg:height="3.473cm" svg:x="1.4cm" svg:y="0.179cm" presentation:class="title" presentation:user-transformed="true">
          <draw:text-box>
            <text:p>Extending HA to Container Applications, cont....</text:p>
          </draw:text-box>
        </draw:frame>
        <draw:frame presentation:style-name="pr3" draw:text-style-name="P18" draw:layer="layout" svg:width="26.67cm" svg:height="1.361cm" svg:x="0.762cm" svg:y="4.227cm" presentation:class="outline" presentation:user-transformed="true">
          <draw:text-box>
            <text:p/>
          </draw:text-box>
        </draw:frame>
        <draw:frame presentation:style-name="pr3" draw:text-style-name="P18" draw:layer="layout" svg:width="27.178cm" svg:height="16.773cm" svg:x="0.254cm" svg:y="4.228cm" presentation:class="outline" presentation:user-transformed="true">
          <draw:text-box>
            <text:p/>
          </draw:text-box>
        </draw:frame>
        <draw:frame presentation:style-name="pr3" draw:text-style-name="P18" draw:layer="layout" svg:width="26.924cm" svg:height="6.858cm" svg:x="0.508cm" svg:y="4.064cm" presentation:class="outline" presentation:user-transformed="true">
          <draw:text-box>
            <text:list text:style-name="L3">
              <text:list-item>
                <text:p><text:span text:style-name="T22">The ability to manage complex resource groups within a container using pacemaker_remote solves many of the problems encountered when trying to expose container to container communication. <text:s/>Resources that depend on one another can live within the same container. </text:span></text:p>
              </text:list-item>
            </text:list>
          </draw:text-box>
        </draw:frame>
        <draw:custom-shape draw:style-name="gr20" draw:text-style-name="P6" draw:layer="layout" svg:width="19.496cm" svg:height="0.965cm" svg:x="1.816cm" svg:y="18.96cm">
          <text:p/>
          <draw:enhanced-geometry svg:viewBox="0 0 21600 21600" draw:type="rectangle" draw:enhanced-path="M 0 0 L 21600 0 21600 21600 0 21600 0 0 Z N"/>
        </draw:custom-shape>
        <draw:custom-shape draw:style-name="gr20" draw:text-style-name="P6" draw:layer="layout" svg:width="19.496cm" svg:height="0.846cm" svg:x="1.816cm" svg:y="17.851cm">
          <text:p/>
          <draw:enhanced-geometry svg:viewBox="0 0 21600 21600" draw:type="rectangle" draw:enhanced-path="M 0 0 L 21600 0 21600 21600 0 21600 0 0 Z N"/>
        </draw:custom-shape>
        <draw:custom-shape draw:style-name="gr20" draw:text-style-name="P6" draw:layer="layout" svg:width="19.496cm" svg:height="2.455cm" svg:x="1.816cm" svg:y="15.148cm">
          <text:p/>
          <draw:enhanced-geometry svg:viewBox="0 0 21600 21600" draw:mirror-horizontal="false" draw:mirror-vertical="false" draw:type="rectangle" draw:enhanced-path="M 0 0 L 21600 0 21600 21600 0 21600 0 0 Z N"/>
        </draw:custom-shape>
        <draw:custom-shape draw:style-name="gr12" draw:text-style-name="P21" draw:layer="layout" svg:width="10.969cm" svg:height="0.985cm" svg:x="8.804cm" svg:y="18.96cm">
          <text:p text:style-name="P6"><text:span text:style-name="T25">Physical Ho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9" draw:layer="layout" svg:width="10.969cm" svg:height="0.499cm" svg:x="8.804cm" svg:y="16.897cm">
          <text:p text:style-name="P6"><text:span text:style-name="T8">Stor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10.969cm" svg:height="0.678cm" svg:x="8.804cm" svg:y="17.864cm">
          <text:p text:style-name="P6"><text:span text:style-name="T7">Pacema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5.412cm" svg:height="1.348cm" svg:x="8.779cm" svg:y="15.402cm">
          <text:p text:style-name="P6"><text:span text:style-name="T8"/></text:p>
          <text:p text:style-name="P6"><text:span text:style-name="T8"/></text:p>
          <text:p text:style-name="P6"><text:span text:style-name="T8">Container </text:span></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22" draw:layer="layout" svg:width="5.118cm" svg:height="0.823cm" svg:x="5.64cm" svg:y="19.028cm">
          <draw:text-box>
            <text:p><text:span text:style-name="T9">Hardware</text:span></text:p>
          </draw:text-box>
        </draw:frame>
        <draw:frame draw:style-name="gr21" draw:text-style-name="P23" draw:layer="layout" svg:width="6.134cm" svg:height="0.823cm" svg:x="4.124cm" svg:y="17.874cm">
          <draw:text-box>
            <text:p><text:span text:style-name="T26">Cluster software</text:span></text:p>
          </draw:text-box>
        </draw:frame>
        <draw:frame draw:style-name="gr21" draw:text-style-name="P23" draw:layer="layout" svg:width="5.842cm" svg:height="0.823cm" svg:x="3.87cm" svg:y="15.769cm">
          <draw:text-box>
            <text:p><text:span text:style-name="T26">Cluster resources</text:span></text:p>
          </draw:text-box>
        </draw:frame>
        <draw:custom-shape draw:style-name="gr20" draw:text-style-name="P6" draw:layer="layout" svg:width="19.496cm" svg:height="3.028cm" svg:x="1.816cm" svg:y="11.946cm">
          <text:p/>
          <draw:enhanced-geometry svg:viewBox="0 0 21600 21600" draw:mirror-horizontal="false" draw:mirror-vertical="false" draw:type="rectangle" draw:enhanced-path="M 0 0 L 21600 0 21600 21600 0 21600 0 0 Z N"/>
        </draw:custom-shape>
        <draw:custom-shape draw:style-name="gr16" draw:text-style-name="P9" draw:layer="layout" svg:width="5.412cm" svg:height="0.762cm" svg:x="8.812cm" svg:y="13.978cm">
          <text:p text:style-name="P6"><text:span text:style-name="T8"/></text:p>
          <text:p text:style-name="P6"><text:span text:style-name="T8">MariaDB</text:span></text:p>
          <text:p text:style-name="P6"><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22" draw:layer="layout" svg:width="5.888cm" svg:height="1.479cm" svg:x="2.616cm" svg:y="13.081cm">
          <draw:text-box>
            <text:p><text:span text:style-name="T9">Container Applications</text:span></text:p>
          </draw:text-box>
        </draw:frame>
        <draw:custom-shape draw:style-name="gr14" draw:text-style-name="P10" draw:layer="layout" svg:width="5.412cm" svg:height="0.639cm" svg:x="8.779cm" svg:y="15.402cm">
          <text:p text:style-name="P6"><text:span text:style-name="T9">Pacemaker remo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5.412cm" svg:height="1.348cm" svg:x="14.378cm" svg:y="15.4cm">
          <text:p text:style-name="P6"><text:span text:style-name="T8"/></text:p>
          <text:p text:style-name="P6"><text:span text:style-name="T8"/></text:p>
          <text:p text:style-name="P6"><text:span text:style-name="T8">Container </text:span></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0" draw:layer="layout" svg:width="5.412cm" svg:height="0.639cm" svg:x="14.378cm" svg:y="15.4cm">
          <text:p text:style-name="P6"><text:span text:style-name="T9">Pacemaker remo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5.412cm" svg:height="0.762cm" svg:x="8.811cm" svg:y="13.077cm">
          <text:p text:style-name="P6"><text:span text:style-name="T8"/></text:p>
          <text:p text:style-name="P6"><text:span text:style-name="T8">Apache</text:span></text:p>
          <text:p text:style-name="P6"><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5.412cm" svg:height="0.762cm" svg:x="8.81cm" svg:y="12.176cm">
          <text:p text:style-name="P6"><text:span text:style-name="T8"/></text:p>
          <text:p text:style-name="P6"><text:span text:style-name="T8">Floating IP</text:span></text:p>
          <text:p text:style-name="P6"><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5.412cm" svg:height="0.762cm" svg:x="14.411cm" svg:y="13.977cm">
          <text:p text:style-name="P6"><text:span text:style-name="T8"/></text:p>
          <text:p text:style-name="P6"><text:span text:style-name="T8">MariaDB</text:span></text:p>
          <text:p text:style-name="P6"><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5.412cm" svg:height="0.762cm" svg:x="14.41cm" svg:y="13.076cm">
          <text:p text:style-name="P6"><text:span text:style-name="T8"/></text:p>
          <text:p text:style-name="P6"><text:span text:style-name="T8">Apache</text:span></text:p>
          <text:p text:style-name="P6"><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5.412cm" svg:height="0.762cm" svg:x="14.409cm" svg:y="12.175cm">
          <text:p text:style-name="P6"><text:span text:style-name="T8"/></text:p>
          <text:p text:style-name="P6"><text:span text:style-name="T8">Floating IP</text:span></text:p>
          <text:p text:style-name="P6"><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968cm" svg:height="10.476cm" svg:x="3.81cm" svg:y="2.123cm" draw:page-number="19" presentation:class="page"/>
          <draw:frame presentation:style-name="pr4"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5" draw:layer="layout" svg:width="25.199cm" svg:height="2.762cm" svg:x="1.4cm" svg:y="0.534cm" presentation:class="title" presentation:user-transformed="true">
          <draw:text-box>
            <text:p>Pacemaker Scaling<text:line-break/><text:span text:style-name="T16">1000s of nodes and beyond!</text:span></text:p>
          </draw:text-box>
        </draw:frame>
        <draw:frame presentation:style-name="pr3" draw:text-style-name="P18" draw:layer="layout" svg:width="26.67cm" svg:height="1.361cm" svg:x="0.762cm" svg:y="4.227cm" presentation:class="outline" presentation:user-transformed="true">
          <draw:text-box>
            <text:p/>
          </draw:text-box>
        </draw:frame>
        <draw:frame presentation:style-name="pr3" draw:text-style-name="P18" draw:layer="layout" svg:width="26.67cm" svg:height="1.869cm" svg:x="0.762cm" svg:y="4.227cm" presentation:class="outline" presentation:user-transformed="true">
          <draw:text-box>
            <text:p/>
          </draw:text-box>
        </draw:frame>
        <draw:frame presentation:style-name="pr3" draw:text-style-name="P18" draw:layer="layout" svg:width="27.178cm" svg:height="16.002cm" svg:x="0.508cm" svg:y="4.064cm" presentation:class="outline" presentation:user-transformed="true">
          <draw:text-box>
            <text:list text:style-name="L3">
              <text:list-item>
                <text:p><text:span text:style-name="T22">In the past, pacemaker was limited in the number of nodes it could scale to because of limits imposed by the corosync messaging layer of the stack. These limitations made it difficult for some deployments to extend past 16-20 nodes.</text:span></text:p>
              </text:list-item>
              <text:list-item>
                <text:p><text:span text:style-name="T22">Great improvements have been made to pacemaker's architecture allowing pacemaker to extend past the previous limitations to 100s and even 1000s of nodes.</text:span></text:p>
              </text:list-item>
              <text:list-item>
                <text:p><text:span text:style-name="T22">Pacemaker is able to scale beyond the corosync limitations through the use of pacemaker_remote on baremetal nodes.</text:span></text:p>
              </text:list-item>
              <text:list-item>
                <text:p><text:span text:style-name="T22">With the use of pacemaker_remote baremetal nodes, it is not a stretch to imagine a cluster consisting of 16 cluster-nodes coupled with 1000 pacemaker_remote baremetal nodes which collectively manage 1000s of containers. </text:span></text:p>
              </text:list-item>
            </text:list>
          </draw:text-box>
        </draw:frame>
        <presentation:notes draw:style-name="dp2">
          <draw:page-thumbnail draw:style-name="gr2" draw:layer="layout" svg:width="13.968cm" svg:height="10.476cm" svg:x="3.81cm" svg:y="2.123cm" draw:page-number="20" presentation:class="page"/>
          <draw:frame presentation:style-name="pr4"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hatch draw:name="Black_20_45_20_Degrees" draw:display-name="Black 45 Degrees" draw:style="single" draw:color="#cccccc" draw:distance="0.102cm" draw:rotation="45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harp'"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harp'"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Zen Hei Sharp'"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harp'"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harp'"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Zen Hei Sharp'"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vid Vossel</meta:initial-creator>
    <meta:creation-date>2014-09-03T09:54:12</meta:creation-date>
    <dc:date>2014-09-04T13:08:17</dc:date>
    <dc:creator>David Vossel</dc:creator>
    <meta:editing-duration>PT7H5M35S</meta:editing-duration>
    <meta:editing-cycles>97</meta:editing-cycles>
    <meta:generator>LibreOffice/3.5$Linux_X86_64 LibreOffice_project/350m1$Build-2</meta:generator>
    <meta:document-statistic meta:object-count="415"/>
  </office:meta>
</office:document-meta>
</file>